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661in"/>
    </style:style>
    <style:style style:name="co3" style:family="table-column">
      <style:table-column-properties fo:break-before="auto" style:column-width="0.5272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4909in"/>
    </style:style>
    <style:style style:name="co7" style:family="table-column">
      <style:table-column-properties fo:break-before="auto" style:column-width="0.44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7236in"/>
    </style:style>
    <style:style style:name="co10" style:family="table-column">
      <style:table-column-properties fo:break-before="auto" style:column-width="0.6409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7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8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8" style:family="table-cell" style:parent-style-name="Default">
      <style:text-properties style:font-name="Times New Roman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33" style:family="table-cell" style:parent-style-name="Default">
      <style:table-cell-properties fo:border="none" style:vertical-align="middle"/>
      <style:text-properties style:font-name="Times New Roman"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Times New Roman" fo:font-size="9pt" style:font-size-asian="9pt" style:font-size-complex="9pt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Times New Roman" fo:font-size="9pt" style:font-size-asian="9pt" style:font-size-complex="9pt"/>
    </style:style>
    <style:style style:name="ce43" style:family="table-cell" style:parent-style-name="Default">
      <style:table-cell-properties style:vertical-align="middle"/>
      <style:text-properties style:font-name="Times New Roman" fo:font-size="9pt" style:font-size-asian="9pt" style:font-size-complex="9pt"/>
    </style:style>
    <style:style style:name="ce44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Times New Roman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="none"/>
      <style:text-properties style:font-name="Times New Roman" fo:font-size="9pt" style:font-size-asian="9pt" style:font-size-complex="9pt"/>
    </style:style>
    <style:style style:name="ce47" style:family="table-cell" style:parent-style-name="Default" style:data-style-name="N4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48" style:family="table-cell" style:parent-style-name="Default" style:data-style-name="N4">
      <style:text-properties style:font-name="Times New Roman" fo:font-size="9pt" style:font-size-asian="9pt" style:font-size-complex="9pt"/>
    </style:style>
    <style:style style:name="ce49" style:family="table-cell" style:parent-style-name="Default" style:data-style-name="N4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50" style:family="table-cell" style:parent-style-name="Default" style:data-style-name="N2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51" style:family="table-cell" style:parent-style-name="Default" style:data-style-name="N2">
      <style:text-properties style:font-name="Times New Roman" fo:font-size="9pt" style:font-size-asian="9pt" style:font-size-complex="9pt"/>
    </style:style>
    <style:style style:name="ce52" style:family="table-cell" style:parent-style-name="Default" style:data-style-name="N2">
      <style:table-cell-properties fo:border="none"/>
      <style:text-properties style:font-name="Times New Roman" fo:font-size="9pt" style:font-size-asian="9pt" style:font-size-complex="9pt"/>
    </style:style>
    <style:style style:name="ce53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54" style:family="table-cell" style:parent-style-name="Default" style:data-style-name="N125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55" style:family="table-cell" style:parent-style-name="Default" style:data-style-name="N125">
      <style:text-properties style:font-name="Times New Roman" fo:font-size="9pt" style:font-size-asian="9pt" style:font-size-complex="9pt"/>
    </style:style>
    <style:style style:name="ce56" style:family="table-cell" style:parent-style-name="Default" style:data-style-name="N125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57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Times New Roman" fo:font-size="9pt" style:font-size-asian="9pt" style:font-size-complex="9pt"/>
    </style:style>
    <style:style style:name="ce58" style:family="table-cell" style:parent-style-name="Default" style:data-style-name="N123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9pt" style:font-size-asian="9pt" style:font-size-complex="9pt"/>
    </style:style>
    <style:style style:name="ce59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9pt" style:font-size-asian="9pt" style:font-size-complex="9pt"/>
    </style:style>
    <style:style style:name="ce60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Times New Roman" fo:font-size="9pt" style:font-size-asian="9pt" style:font-size-complex="9pt"/>
    </style:style>
    <style:style style:name="ce61" style:family="table-cell" style:parent-style-name="Default" style:data-style-name="N123">
      <style:text-properties style:font-name="Times New Roman" fo:font-size="9pt" style:font-size-asian="9pt" style:font-size-complex="9pt"/>
    </style:style>
    <style:style style:name="ce62" style:family="table-cell" style:parent-style-name="Default" style:data-style-name="N123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63" style:family="table-cell" style:parent-style-name="Default" style:data-style-name="N123"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 style:data-style-name="N123">
      <style:table-cell-properties fo:border-bottom="0.06pt solid #000000" fo:border-left="none" fo:border-right="none" fo:border-top="non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9pt" style:font-size-asian="9pt" style:font-size-complex="9pt"/>
    </style:style>
    <style:style style:name="ce66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67" style:family="table-cell" style:parent-style-name="Default" style:data-style-name="N123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68" style:family="table-cell" style:parent-style-name="Default" style:data-style-name="N123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9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70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72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Times New Roman" fo:font-size="9pt" style:font-size-asian="9pt" style:font-size-complex="9pt"/>
    </style:style>
    <style:style style:name="ce7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Times New Roman" fo:font-size="9pt" style:font-size-asian="9pt" style:font-size-complex="9pt"/>
    </style:style>
    <style:style style:name="ce74" style:family="table-cell" style:parent-style-name="Default" style:data-style-name="N123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75" style:family="table-cell" style:parent-style-name="Default" style:data-style-name="N123">
      <style:table-cell-properties fo:border="non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76" style:family="table-cell" style:parent-style-name="Default" style:data-style-name="N123">
      <style:table-cell-properties fo:border-bottom="none" fo:border-left="none" fo:border-right="none" fo:border-top="0.06pt solid #000000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77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78" style:family="table-cell" style:parent-style-name="Default" style:data-style-name="N11">
      <style:table-cell-properties fo:border="none"/>
      <style:text-properties style:font-name="Times New Roman" fo:font-size="9pt" style:font-size-asian="9pt" style:font-size-complex="9pt"/>
    </style:style>
    <style:style style:name="ce79" style:family="table-cell" style:parent-style-name="Default" style:data-style-name="N11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80" style:family="table-cell" style:parent-style-name="Default" style:data-style-name="N11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81" style:family="table-cell" style:parent-style-name="Default" style:data-style-name="N123">
      <style:table-cell-properties fo:border="none"/>
      <style:text-properties style:font-name="Times New Roman" fo:font-size="9pt" style:font-size-asian="9pt" style:font-size-complex="9pt"/>
    </style:style>
    <style:style style:name="ce82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Times New Roman" fo:font-size="9pt" style:font-size-asian="9pt" style:font-size-complex="9pt"/>
    </style:style>
    <style:style style:name="ce83" style:family="table-cell" style:parent-style-name="Default" style:data-style-name="N11">
      <style:table-cell-properties style:vertical-align="middle"/>
      <style:text-properties style:font-name="Times New Roman" fo:font-size="9pt" style:font-size-asian="9pt" style:font-size-complex="9pt"/>
    </style:style>
    <style:style style:name="ce84" style:family="table-cell" style:parent-style-name="Default" style:data-style-name="N11">
      <style:table-cell-properties fo:border-bottom="0.06pt solid #000000" fo:border-left="none" fo:border-right="none" fo:border-top="none" style:vertical-align="middle"/>
      <style:text-properties style:font-name="Times New Roman" fo:font-size="9pt" style:font-size-asian="9pt" style:font-size-complex="9pt"/>
    </style:style>
    <style:style style:name="ce85" style:family="table-cell" style:parent-style-name="Default" style:data-style-name="N11">
      <style:table-cell-properties style:vertical-align="middl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Times New Roman" fo:font-size="9pt" style:font-size-asian="9pt" style:font-size-complex="9pt"/>
    </style:style>
    <style:style style:name="ce87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9pt" style:font-size-asian="9pt" style:font-size-complex="9pt"/>
    </style:style>
    <style:style style:name="ce8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9pt" style:font-size-asian="9pt" style:font-size-complex="9pt"/>
    </style:style>
    <style:style style:name="ce89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ext-properties style:font-name="Calibri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2">
      <style:table-cell-properties fo:border="none"/>
    </style:style>
    <style:style style:name="ce9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5" style:family="table-cell" style:parent-style-name="Default">
      <style:table-cell-properties fo:border-bottom="none" fo:border-left="none" fo:border-right="none" fo:border-top="0.06pt solid #000000"/>
      <style:text-properties style:font-name="Calibri"/>
    </style:style>
    <style:style style:name="ce96" style:family="table-cell" style:parent-style-name="Default">
      <style:table-cell-properties fo:border="none"/>
      <style:text-properties style:font-name="Calibri"/>
    </style:style>
    <style:style style:name="ce97" style:family="table-cell" style:parent-style-name="Default">
      <style:table-cell-properties fo:border-bottom="0.06pt solid #000000" fo:border-left="none" fo:border-right="none" fo:border-top="none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BW_groups_corrected" table:style-name="ta1">
        <table:table-column table:style-name="co1" table:default-cell-style-name="ce28"/>
        <table:table-column table:style-name="co2" table:default-cell-style-name="ce39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number-columns-repeated="2" table:default-cell-style-name="ce28"/>
        <table:table-column table:style-name="co12" table:number-columns-repeated="1011" table:default-cell-style-name="ce10"/>
        <table:table-row table:style-name="ro1">
          <table:table-cell/>
          <table:table-cell table:style-name="ce29" office:value-type="string" calcext:value-type="string">
            <text:p>Days in the experiment</text:p>
            <text:p>(Phase)</text:p>
          </table:table-cell>
          <table:table-cell table:style-name="ce29" office:value-type="string" calcext:value-type="string">
            <text:p>Nutrient Treatment</text:p>
          </table:table-cell>
          <table:table-cell table:style-name="ce29" office:value-type="string" calcext:value-type="string">
            <text:p>Em mean</text:p>
          </table:table-cell>
          <table:table-cell table:style-name="ce29" office:value-type="string" calcext:value-type="string">
            <text:p>SE</text:p>
          </table:table-cell>
          <table:table-cell table:style-name="ce29" office:value-type="string" calcext:value-type="string">
            <text:p>df</text:p>
          </table:table-cell>
          <table:table-cell table:style-name="ce29" office:value-type="string" calcext:value-type="string">
            <text:p>Lower CL</text:p>
          </table:table-cell>
          <table:table-cell table:style-name="ce29" office:value-type="string" calcext:value-type="string">
            <text:p>Upper CL</text:p>
          </table:table-cell>
          <table:table-cell table:style-name="ce29" office:value-type="string" calcext:value-type="string">
            <text:p>Tukey Group</text:p>
          </table:table-cell>
          <table:table-cell table:style-name="ce29" office:value-type="string" calcext:value-type="string">
            <text:p>% change respect ambient (same day)</text:p>
          </table:table-cell>
          <table:table-cell table:style-name="ce29" office:value-type="string" calcext:value-type="string">
            <text:p>% change respect baseline (Day -28)</text:p>
          </table:table-cell>
          <table:table-cell table:style-name="ce29" office:value-type="string" calcext:value-type="string">
            <text:p>% change respect control temp (Day 75)</text:p>
          </table:table-cell>
          <table:table-cell table:number-columns-repeated="1012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-77 to -28</text:p>
            <text:p>(Baseline)</text:p>
          </table:table-cell>
          <table:table-cell table:style-name="ce38" office:value-type="string" calcext:value-type="string">
            <text:p>Ambient</text:p>
          </table:table-cell>
          <table:table-cell table:style-name="ce47" office:value-type="float" office:value="3.5158244" calcext:value-type="float">
            <text:p>3.52</text:p>
          </table:table-cell>
          <table:table-cell table:style-name="ce54" office:value-type="float" office:value="0.2118031" calcext:value-type="float">
            <text:p>0.2</text:p>
          </table:table-cell>
          <table:table-cell table:style-name="ce54" office:value-type="float" office:value="11.31471" calcext:value-type="float">
            <text:p>11.3</text:p>
          </table:table-cell>
          <table:table-cell table:style-name="ce47" office:value-type="float" office:value="3.051226" calcext:value-type="float">
            <text:p>3.05</text:p>
          </table:table-cell>
          <table:table-cell table:style-name="ce47" office:value-type="float" office:value="3.9804227" calcext:value-type="float">
            <text:p>3.98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3" table:style-name="ce60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31"/>
          <table:table-cell table:style-name="ce35" office:value-type="string" calcext:value-type="string">
            <text:p>NH4</text:p>
          </table:table-cell>
          <table:table-cell table:style-name="ce48" office:value-type="float" office:value="3.6392367" calcext:value-type="float">
            <text:p>3.64</text:p>
          </table:table-cell>
          <table:table-cell table:style-name="ce55" office:value-type="float" office:value="0.210513" calcext:value-type="float">
            <text:p>0.2</text:p>
          </table:table-cell>
          <table:table-cell table:style-name="ce55" office:value-type="float" office:value="11.05647" calcext:value-type="float">
            <text:p>11.1</text:p>
          </table:table-cell>
          <table:table-cell table:style-name="ce48" office:value-type="float" office:value="3.1761894" calcext:value-type="float">
            <text:p>3.18</text:p>
          </table:table-cell>
          <table:table-cell table:style-name="ce48" office:value-type="float" office:value="4.1022841" calcext:value-type="float">
            <text:p>4.10</text:p>
          </table:table-cell>
          <table:table-cell table:style-name="ce35" office:value-type="float" office:value="7" calcext:value-type="float">
            <text:p>7</text:p>
          </table:table-cell>
          <table:table-cell table:style-name="ce61" table:formula="of:=([.D3]-[.D$2])/[.D$2]" office:value-type="percentage" office:value="0.0351019521907863" calcext:value-type="percentage">
            <text:p>3.5%</text:p>
          </table:table-cell>
          <table:table-cell table:number-columns-repeated="2" table:style-name="ce72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36"/>
          <table:table-cell table:style-name="ce37" office:value-type="string" calcext:value-type="string">
            <text:p>NH4+PO4</text:p>
          </table:table-cell>
          <table:table-cell table:style-name="ce49" office:value-type="float" office:value="3.5292669" calcext:value-type="float">
            <text:p>3.53</text:p>
          </table:table-cell>
          <table:table-cell table:style-name="ce56" office:value-type="float" office:value="0.2113053" calcext:value-type="float">
            <text:p>0.2</text:p>
          </table:table-cell>
          <table:table-cell table:style-name="ce56" office:value-type="float" office:value="11.23241" calcext:value-type="float">
            <text:p>11.2</text:p>
          </table:table-cell>
          <table:table-cell table:style-name="ce49" office:value-type="float" office:value="3.0653584" calcext:value-type="float">
            <text:p>3.07</text:p>
          </table:table-cell>
          <table:table-cell table:style-name="ce49" office:value-type="float" office:value="3.9931755" calcext:value-type="float">
            <text:p>3.99</text:p>
          </table:table-cell>
          <table:table-cell table:style-name="ce37" office:value-type="float" office:value="7" calcext:value-type="float">
            <text:p>7</text:p>
          </table:table-cell>
          <table:table-cell table:style-name="ce62" table:formula="of:=([.D4]-[.D$2])/[.D$2]" office:value-type="percentage" office:value="0.00382342758642895" calcext:value-type="percentage">
            <text:p>0.4%</text:p>
          </table:table-cell>
          <table:table-cell table:number-columns-repeated="2" table:style-name="ce73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table-cell table:style-name="ce34" office:value-type="string" calcext:value-type="string" table:number-columns-spanned="1" table:number-rows-spanned="3">
            <text:p>1 to 28</text:p>
            <text:p>(Control)</text:p>
          </table:table-cell>
          <table:table-cell table:style-name="ce35" office:value-type="string" calcext:value-type="string">
            <text:p>Ambient</text:p>
          </table:table-cell>
          <table:table-cell table:style-name="ce48" office:value-type="float" office:value="3.6073869" calcext:value-type="float">
            <text:p>3.61</text:p>
          </table:table-cell>
          <table:table-cell table:style-name="ce55" office:value-type="float" office:value="0.2126873" calcext:value-type="float">
            <text:p>0.2</text:p>
          </table:table-cell>
          <table:table-cell table:style-name="ce55" office:value-type="float" office:value="11.50156" calcext:value-type="float">
            <text:p>11.5</text:p>
          </table:table-cell>
          <table:table-cell table:style-name="ce48" office:value-type="float" office:value="3.14174394" calcext:value-type="float">
            <text:p>3.14</text:p>
          </table:table-cell>
          <table:table-cell table:style-name="ce48" office:value-type="float" office:value="4.0730299" calcext:value-type="float">
            <text:p>4.07</text:p>
          </table:table-cell>
          <table:table-cell table:style-name="ce35" office:value-type="float" office:value="7" calcext:value-type="float">
            <text:p>7</text:p>
          </table:table-cell>
          <table:table-cell table:style-name="ce60" office:value-type="string" calcext:value-type="string">
            <text:p>NA</text:p>
          </table:table-cell>
          <table:table-cell table:style-name="ce74" table:formula="of:=([.D5]-[.D$2])/[.D$2]" office:value-type="percentage" office:value="0.0260429673336358" calcext:value-type="percentage">
            <text:p>2.6%</text:p>
          </table:table-cell>
          <table:table-cell table:style-name="ce60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31"/>
          <table:table-cell table:style-name="ce35" office:value-type="string" calcext:value-type="string">
            <text:p>NH4</text:p>
          </table:table-cell>
          <table:table-cell table:style-name="ce48" office:value-type="float" office:value="2.5920365" calcext:value-type="float">
            <text:p>2.59</text:p>
          </table:table-cell>
          <table:table-cell table:style-name="ce55" office:value-type="float" office:value="0.2094753" calcext:value-type="float">
            <text:p>0.2</text:p>
          </table:table-cell>
          <table:table-cell table:style-name="ce55" office:value-type="float" office:value="10.85471" calcext:value-type="float">
            <text:p>10.9</text:p>
          </table:table-cell>
          <table:table-cell table:style-name="ce48" office:value-type="float" office:value="2.13023056" calcext:value-type="float">
            <text:p>2.13</text:p>
          </table:table-cell>
          <table:table-cell table:style-name="ce48" office:value-type="float" office:value="3.0538425" calcext:value-type="float">
            <text:p>3.05</text:p>
          </table:table-cell>
          <table:table-cell table:style-name="ce35" office:value-type="float" office:value="6" calcext:value-type="float">
            <text:p>6</text:p>
          </table:table-cell>
          <table:table-cell table:style-name="ce63" table:formula="of:=([.D6]-[.D$5])/[.D$5]" office:value-type="percentage" office:value="-0.281464236619587" calcext:value-type="percentage">
            <text:p>-28.1%</text:p>
          </table:table-cell>
          <table:table-cell table:style-name="ce75" table:formula="of:=([.D6]-[.D$2])/[.D$2]" office:value-type="percentage" office:value="-0.262751433205822" calcext:value-type="percentage">
            <text:p>-26.3%</text:p>
          </table:table-cell>
          <table:table-cell table:style-name="ce72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31"/>
          <table:table-cell table:style-name="ce35" office:value-type="string" calcext:value-type="string">
            <text:p>NH4+PO4</text:p>
          </table:table-cell>
          <table:table-cell table:style-name="ce48" office:value-type="float" office:value="3.0167321" calcext:value-type="float">
            <text:p>3.02</text:p>
          </table:table-cell>
          <table:table-cell table:style-name="ce55" office:value-type="float" office:value="0.2102807" calcext:value-type="float">
            <text:p>0.2</text:p>
          </table:table-cell>
          <table:table-cell table:style-name="ce55" office:value-type="float" office:value="11.02703" calcext:value-type="float">
            <text:p>11.0</text:p>
          </table:table-cell>
          <table:table-cell table:style-name="ce48" office:value-type="float" office:value="2.55404587" calcext:value-type="float">
            <text:p>2.55</text:p>
          </table:table-cell>
          <table:table-cell table:style-name="ce48" office:value-type="float" office:value="3.4794183" calcext:value-type="float">
            <text:p>3.48</text:p>
          </table:table-cell>
          <table:table-cell table:style-name="ce35" office:value-type="float" office:value="67" calcext:value-type="float">
            <text:p>67</text:p>
          </table:table-cell>
          <table:table-cell table:style-name="ce62" table:formula="of:=([.D7]-[.D$5])/[.D$5]" office:value-type="percentage" office:value="-0.163734807597156" calcext:value-type="percentage">
            <text:p>-16.4%</text:p>
          </table:table-cell>
          <table:table-cell table:style-name="ce62" table:formula="of:=([.D7]-[.D$2])/[.D$2]" office:value-type="percentage" office:value="-0.141955980509152" calcext:value-type="percentage">
            <text:p>-14.2%</text:p>
          </table:table-cell>
          <table:table-cell table:style-name="ce73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29 to 62</text:p>
            <text:p>(Control)</text:p>
          </table:table-cell>
          <table:table-cell table:style-name="ce38" office:value-type="string" calcext:value-type="string">
            <text:p>Ambient</text:p>
          </table:table-cell>
          <table:table-cell table:style-name="ce47" office:value-type="float" office:value="3.4995142" calcext:value-type="float">
            <text:p>3.50</text:p>
          </table:table-cell>
          <table:table-cell table:style-name="ce54" office:value-type="float" office:value="0.2126611" calcext:value-type="float">
            <text:p>0.2</text:p>
          </table:table-cell>
          <table:table-cell table:style-name="ce54" office:value-type="float" office:value="11.50083" calcext:value-type="float">
            <text:p>11.5</text:p>
          </table:table-cell>
          <table:table-cell table:style-name="ce47" office:value-type="float" office:value="3.03392525" calcext:value-type="float">
            <text:p>3.03</text:p>
          </table:table-cell>
          <table:table-cell table:style-name="ce47" office:value-type="float" office:value="3.9651032" calcext:value-type="float">
            <text:p>3.97</text:p>
          </table:table-cell>
          <table:table-cell table:style-name="ce38" office:value-type="float" office:value="7" calcext:value-type="float">
            <text:p>7</text:p>
          </table:table-cell>
          <table:table-cell table:style-name="ce60" office:value-type="string" calcext:value-type="string">
            <text:p>NA</text:p>
          </table:table-cell>
          <table:table-cell table:style-name="ce74" table:formula="of:=([.D8]-[.D$2])/[.D$2]" office:value-type="percentage" office:value="-0.0046390826572567" calcext:value-type="percentage">
            <text:p>-0.5%</text:p>
          </table:table-cell>
          <table:table-cell table:style-name="ce60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31"/>
          <table:table-cell table:style-name="ce35" office:value-type="string" calcext:value-type="string">
            <text:p>NH4</text:p>
          </table:table-cell>
          <table:table-cell table:style-name="ce48" office:value-type="float" office:value="1.6388073" calcext:value-type="float">
            <text:p>1.64</text:p>
          </table:table-cell>
          <table:table-cell table:style-name="ce55" office:value-type="float" office:value="0.2094753" calcext:value-type="float">
            <text:p>0.2</text:p>
          </table:table-cell>
          <table:table-cell table:style-name="ce55" office:value-type="float" office:value="10.85471" calcext:value-type="float">
            <text:p>10.9</text:p>
          </table:table-cell>
          <table:table-cell table:style-name="ce48" office:value-type="float" office:value="1.17700129" calcext:value-type="float">
            <text:p>1.18</text:p>
          </table:table-cell>
          <table:table-cell table:style-name="ce48" office:value-type="float" office:value="2.1006132" calcext:value-type="float">
            <text:p>2.10</text:p>
          </table:table-cell>
          <table:table-cell table:style-name="ce35" office:value-type="float" office:value="45" calcext:value-type="float">
            <text:p>45</text:p>
          </table:table-cell>
          <table:table-cell table:style-name="ce61" table:formula="of:=([.D9]-[.D$8])/[.D$8]" office:value-type="percentage" office:value="-0.53170434342001" calcext:value-type="percentage">
            <text:p>-53.2%</text:p>
          </table:table-cell>
          <table:table-cell table:style-name="ce75" table:formula="of:=([.D9]-[.D$2])/[.D$2]" office:value-type="percentage" office:value="-0.533876805678919" calcext:value-type="percentage">
            <text:p>-53.4%</text:p>
          </table:table-cell>
          <table:table-cell table:style-name="ce72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36"/>
          <table:table-cell table:style-name="ce37" office:value-type="string" calcext:value-type="string">
            <text:p>NH4+PO4</text:p>
          </table:table-cell>
          <table:table-cell table:style-name="ce49" office:value-type="float" office:value="1.668519" calcext:value-type="float">
            <text:p>1.67</text:p>
          </table:table-cell>
          <table:table-cell table:style-name="ce56" office:value-type="float" office:value="0.2112429" calcext:value-type="float">
            <text:p>0.2</text:p>
          </table:table-cell>
          <table:table-cell table:style-name="ce56" office:value-type="float" office:value="11.22757" calcext:value-type="float">
            <text:p>11.2</text:p>
          </table:table-cell>
          <table:table-cell table:style-name="ce49" office:value-type="float" office:value="1.20472356" calcext:value-type="float">
            <text:p>1.20</text:p>
          </table:table-cell>
          <table:table-cell table:style-name="ce49" office:value-type="float" office:value="2.1323144" calcext:value-type="float">
            <text:p>2.13</text:p>
          </table:table-cell>
          <table:table-cell table:style-name="ce37" office:value-type="float" office:value="5" calcext:value-type="float">
            <text:p>5</text:p>
          </table:table-cell>
          <table:table-cell table:style-name="ce62" table:formula="of:=([.D10]-[.D$8])/[.D$8]" office:value-type="percentage" office:value="-0.523214107832453" calcext:value-type="percentage">
            <text:p>-52.3%</text:p>
          </table:table-cell>
          <table:table-cell table:style-name="ce64" table:formula="of:=([.D10]-[.D$2])/[.D$2]" office:value-type="percentage" office:value="-0.525425956996032" calcext:value-type="percentage">
            <text:p>-52.5%</text:p>
          </table:table-cell>
          <table:table-cell table:style-name="ce73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62 to 75</text:p>
            <text:p>(Control)</text:p>
          </table:table-cell>
          <table:table-cell table:style-name="ce38" office:value-type="string" calcext:value-type="string">
            <text:p>Ambient</text:p>
          </table:table-cell>
          <table:table-cell table:style-name="ce47" office:value-type="float" office:value="3.3595551" calcext:value-type="float">
            <text:p>3.36</text:p>
          </table:table-cell>
          <table:table-cell table:style-name="ce54" office:value-type="float" office:value="0.2118031" calcext:value-type="float">
            <text:p>0.2</text:p>
          </table:table-cell>
          <table:table-cell table:style-name="ce54" office:value-type="float" office:value="11.31471" calcext:value-type="float">
            <text:p>11.3</text:p>
          </table:table-cell>
          <table:table-cell table:style-name="ce47" office:value-type="float" office:value="2.89495677" calcext:value-type="float">
            <text:p>2.89</text:p>
          </table:table-cell>
          <table:table-cell table:style-name="ce47" office:value-type="float" office:value="3.8241535" calcext:value-type="float">
            <text:p>3.82</text:p>
          </table:table-cell>
          <table:table-cell table:style-name="ce38" office:value-type="float" office:value="7" calcext:value-type="float">
            <text:p>7</text:p>
          </table:table-cell>
          <table:table-cell table:style-name="ce60" office:value-type="string" calcext:value-type="string">
            <text:p>NA</text:p>
          </table:table-cell>
          <table:table-cell table:style-name="ce74" table:formula="of:=([.D11]-[.D$2])/[.D$2]" office:value-type="percentage" office:value="-0.0444474132439606" calcext:value-type="percentage">
            <text:p>-4.4%</text:p>
          </table:table-cell>
          <table:table-cell table:style-name="ce60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31"/>
          <table:table-cell table:style-name="ce35" office:value-type="string" calcext:value-type="string">
            <text:p>NH4</text:p>
          </table:table-cell>
          <table:table-cell table:style-name="ce48" office:value-type="float" office:value="0.95641" calcext:value-type="float">
            <text:p>0.96</text:p>
          </table:table-cell>
          <table:table-cell table:style-name="ce55" office:value-type="float" office:value="0.2134081" calcext:value-type="float">
            <text:p>0.2</text:p>
          </table:table-cell>
          <table:table-cell table:style-name="ce55" office:value-type="float" office:value="11.67109" calcext:value-type="float">
            <text:p>11.7</text:p>
          </table:table-cell>
          <table:table-cell table:style-name="ce48" office:value-type="float" office:value="0.48997618" calcext:value-type="float">
            <text:p>0.49</text:p>
          </table:table-cell>
          <table:table-cell table:style-name="ce48" office:value-type="float" office:value="1.4228438" calcext:value-type="float">
            <text:p>1.42</text:p>
          </table:table-cell>
          <table:table-cell table:style-name="ce35" office:value-type="float" office:value="23" calcext:value-type="float">
            <text:p>23</text:p>
          </table:table-cell>
          <table:table-cell table:style-name="ce63" table:formula="of:=([.D12]-[.D$11])/[.D$11]" office:value-type="percentage" office:value="-0.715316471517315" calcext:value-type="percentage">
            <text:p>-71.5%</text:p>
          </table:table-cell>
          <table:table-cell table:style-name="ce75" table:formula="of:=([.D12]-[.D$2])/[.D$2]" office:value-type="percentage" office:value="-0.727969917951534" calcext:value-type="percentage">
            <text:p>-72.8%</text:p>
          </table:table-cell>
          <table:table-cell table:style-name="ce72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36"/>
          <table:table-cell table:style-name="ce37" office:value-type="string" calcext:value-type="string">
            <text:p>NH4+PO4</text:p>
          </table:table-cell>
          <table:table-cell table:style-name="ce49" office:value-type="float" office:value="1.2411805" calcext:value-type="float">
            <text:p>1.24</text:p>
          </table:table-cell>
          <table:table-cell table:style-name="ce56" office:value-type="float" office:value="0.2112429" calcext:value-type="float">
            <text:p>0.2</text:p>
          </table:table-cell>
          <table:table-cell table:style-name="ce56" office:value-type="float" office:value="11.22757" calcext:value-type="float">
            <text:p>11.2</text:p>
          </table:table-cell>
          <table:table-cell table:style-name="ce49" office:value-type="float" office:value="0.7773851" calcext:value-type="float">
            <text:p>0.78</text:p>
          </table:table-cell>
          <table:table-cell table:style-name="ce49" office:value-type="float" office:value="1.704976" calcext:value-type="float">
            <text:p>1.70</text:p>
          </table:table-cell>
          <table:table-cell table:style-name="ce37" office:value-type="float" office:value="345" calcext:value-type="float">
            <text:p>345</text:p>
          </table:table-cell>
          <table:table-cell table:style-name="ce64" table:formula="of:=([.D13]-[.D$11])/[.D$11]" office:value-type="percentage" office:value="-0.630552122809357" calcext:value-type="percentage">
            <text:p>-63.1%</text:p>
          </table:table-cell>
          <table:table-cell table:style-name="ce64" table:formula="of:=([.D13]-[.D$2])/[.D$2]" office:value-type="percentage" office:value="-0.646973125278953" calcext:value-type="percentage">
            <text:p>-64.7%</text:p>
          </table:table-cell>
          <table:table-cell table:style-name="ce73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75 to 91</text:p>
            <text:p>(Ramp-up)</text:p>
          </table:table-cell>
          <table:table-cell table:style-name="ce38" office:value-type="string" calcext:value-type="string">
            <text:p>Ambient</text:p>
          </table:table-cell>
          <table:table-cell table:style-name="ce47" office:value-type="float" office:value="2.3629276" calcext:value-type="float">
            <text:p>2.36</text:p>
          </table:table-cell>
          <table:table-cell table:style-name="ce54" office:value-type="float" office:value="0.2190196" calcext:value-type="float">
            <text:p>0.2</text:p>
          </table:table-cell>
          <table:table-cell table:style-name="ce54" office:value-type="float" office:value="12.93386" calcext:value-type="float">
            <text:p>12.9</text:p>
          </table:table-cell>
          <table:table-cell table:style-name="ce47" office:value-type="float" office:value="1.88951853" calcext:value-type="float">
            <text:p>1.89</text:p>
          </table:table-cell>
          <table:table-cell table:style-name="ce47" office:value-type="float" office:value="2.8363368" calcext:value-type="float">
            <text:p>2.84</text:p>
          </table:table-cell>
          <table:table-cell table:style-name="ce38" office:value-type="float" office:value="6" calcext:value-type="float">
            <text:p>6</text:p>
          </table:table-cell>
          <table:table-cell table:style-name="ce60" office:value-type="string" calcext:value-type="string">
            <text:p>NA</text:p>
          </table:table-cell>
          <table:table-cell table:style-name="ce76" table:formula="of:=([.D14]-[.D$2])/[.D$2]" office:value-type="percentage" office:value="-0.327916490937374" calcext:value-type="percentage">
            <text:p>-32.8%</text:p>
          </table:table-cell>
          <table:table-cell table:style-name="ce76" table:formula="of:=([.D14]-[.D11])/[.D11]" office:value-type="percentage" office:value="-0.296654607629445" calcext:value-type="percentage">
            <text:p>-29.7%</text:p>
          </table:table-cell>
          <table:table-cell table:number-columns-repeated="1012"/>
        </table:table-row>
        <table:table-row table:style-name="ro2">
          <table:table-cell/>
          <table:covered-table-cell table:style-name="ce31"/>
          <table:table-cell table:style-name="ce35" office:value-type="string" calcext:value-type="string">
            <text:p>NH4</text:p>
          </table:table-cell>
          <table:table-cell table:style-name="ce48" office:value-type="float" office:value="0.4600401" calcext:value-type="float">
            <text:p>0.46</text:p>
          </table:table-cell>
          <table:table-cell table:style-name="ce55" office:value-type="float" office:value="0.2374064" calcext:value-type="float">
            <text:p>0.2</text:p>
          </table:table-cell>
          <table:table-cell table:style-name="ce55" office:value-type="float" office:value="17.69402" calcext:value-type="float">
            <text:p>17.7</text:p>
          </table:table-cell>
          <table:table-cell table:style-name="ce48" office:value-type="float" office:value="-0.03935118" calcext:value-type="float">
            <text:p>-0.04</text:p>
          </table:table-cell>
          <table:table-cell table:style-name="ce48" office:value-type="float" office:value="0.9594313" calcext:value-type="float">
            <text:p>0.96</text:p>
          </table:table-cell>
          <table:table-cell table:style-name="ce35" office:value-type="float" office:value="2" calcext:value-type="float">
            <text:p>2</text:p>
          </table:table-cell>
          <table:table-cell table:style-name="ce63" table:formula="of:=([.D15]-[.D$14])/[.D$14]" office:value-type="percentage" office:value="-0.805309269738099" calcext:value-type="percentage">
            <text:p>-80.5%</text:p>
          </table:table-cell>
          <table:table-cell table:style-name="ce75" table:formula="of:=([.D15]-[.D$2])/[.D$2]" office:value-type="percentage" office:value="-0.869151570823617" calcext:value-type="percentage">
            <text:p>-86.9%</text:p>
          </table:table-cell>
          <table:table-cell table:style-name="ce81" table:formula="of:=([.D15]-[.D12])/[.D12]" office:value-type="percentage" office:value="-0.518992795976621" calcext:value-type="percentage">
            <text:p>-51.9%</text:p>
          </table:table-cell>
          <table:table-cell table:number-columns-repeated="1012"/>
        </table:table-row>
        <table:table-row table:style-name="ro2">
          <table:table-cell/>
          <table:covered-table-cell table:style-name="ce36"/>
          <table:table-cell table:style-name="ce37" office:value-type="string" calcext:value-type="string">
            <text:p>NH4+PO4</text:p>
          </table:table-cell>
          <table:table-cell table:style-name="ce49" office:value-type="float" office:value="0.9801093" calcext:value-type="float">
            <text:p>0.98</text:p>
          </table:table-cell>
          <table:table-cell table:style-name="ce56" office:value-type="float" office:value="0.2244234" calcext:value-type="float">
            <text:p>0.2</text:p>
          </table:table-cell>
          <table:table-cell table:style-name="ce56" office:value-type="float" office:value="14.25699" calcext:value-type="float">
            <text:p>14.3</text:p>
          </table:table-cell>
          <table:table-cell table:style-name="ce49" office:value-type="float" office:value="0.49958174" calcext:value-type="float">
            <text:p>0.50</text:p>
          </table:table-cell>
          <table:table-cell table:style-name="ce49" office:value-type="float" office:value="1.4606368" calcext:value-type="float">
            <text:p>1.46</text:p>
          </table:table-cell>
          <table:table-cell table:style-name="ce37" office:value-type="float" office:value="234" calcext:value-type="float">
            <text:p>234</text:p>
          </table:table-cell>
          <table:table-cell table:style-name="ce64" table:formula="of:=([.D16]-[.D$14])/[.D$14]" office:value-type="percentage" office:value="-0.585213994707244" calcext:value-type="percentage">
            <text:p>-58.5%</text:p>
          </table:table-cell>
          <table:table-cell table:style-name="ce64" table:formula="of:=([.D16]-[.D$2])/[.D$2]" office:value-type="percentage" office:value="-0.721229166052776" calcext:value-type="percentage">
            <text:p>-72.1%</text:p>
          </table:table-cell>
          <table:table-cell table:style-name="ce62" table:formula="of:=([.D16]-[.D13])/[.D13]" office:value-type="percentage" office:value="-0.210341042257754" calcext:value-type="percentage">
            <text:p>-21.0%</text:p>
          </table:table-cell>
          <table:table-cell table:number-columns-repeated="1012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91 to 100</text:p>
            <text:p>(Heat)</text:p>
          </table:table-cell>
          <table:table-cell table:style-name="ce38" office:value-type="string" calcext:value-type="string">
            <text:p>Ambient</text:p>
          </table:table-cell>
          <table:table-cell table:style-name="ce47" office:value-type="float" office:value="1.6261745" calcext:value-type="float">
            <text:p>1.63</text:p>
          </table:table-cell>
          <table:table-cell table:style-name="ce54" office:value-type="float" office:value="0.2190196" calcext:value-type="float">
            <text:p>0.2</text:p>
          </table:table-cell>
          <table:table-cell table:style-name="ce54" office:value-type="float" office:value="12.93386" calcext:value-type="float">
            <text:p>12.9</text:p>
          </table:table-cell>
          <table:table-cell table:style-name="ce47" office:value-type="float" office:value="1.1527654" calcext:value-type="float">
            <text:p>1.15</text:p>
          </table:table-cell>
          <table:table-cell table:style-name="ce47" office:value-type="float" office:value="2.0995836" calcext:value-type="float">
            <text:p>2.10</text:p>
          </table:table-cell>
          <table:table-cell table:style-name="ce38" office:value-type="float" office:value="345" calcext:value-type="float">
            <text:p>345</text:p>
          </table:table-cell>
          <table:table-cell table:style-name="ce60" office:value-type="string" calcext:value-type="string">
            <text:p>NA</text:p>
          </table:table-cell>
          <table:table-cell table:style-name="ce76" table:formula="of:=([.D17]-[.D$2])/[.D$2]" office:value-type="percentage" office:value="-0.537469931660978" calcext:value-type="percentage">
            <text:p>-53.7%</text:p>
          </table:table-cell>
          <table:table-cell table:style-name="ce76" table:formula="of:=([.D17]-[.D11])/[.D11]" office:value-type="percentage" office:value="-0.515955401356567" calcext:value-type="percentage">
            <text:p>-51.6%</text:p>
          </table:table-cell>
          <table:table-cell table:number-columns-repeated="1012"/>
        </table:table-row>
        <table:table-row table:style-name="ro2">
          <table:table-cell/>
          <table:covered-table-cell table:style-name="ce31"/>
          <table:table-cell table:style-name="ce35" office:value-type="string" calcext:value-type="string">
            <text:p>NH4</text:p>
          </table:table-cell>
          <table:table-cell table:style-name="ce48" office:value-type="float" office:value="-0.6928322" calcext:value-type="float">
            <text:p>-0.69</text:p>
          </table:table-cell>
          <table:table-cell table:style-name="ce55" office:value-type="float" office:value="0.2620011" calcext:value-type="float">
            <text:p>0.3</text:p>
          </table:table-cell>
          <table:table-cell table:style-name="ce55" office:value-type="float" office:value="26.02155" calcext:value-type="float">
            <text:p>26.0</text:p>
          </table:table-cell>
          <table:table-cell table:style-name="ce48" office:value-type="float" office:value="-1.23136145" calcext:value-type="float">
            <text:p>-1.23</text:p>
          </table:table-cell>
          <table:table-cell table:style-name="ce48" office:value-type="float" office:value="-0.154303" calcext:value-type="float">
            <text:p>-0.15</text:p>
          </table:table-cell>
          <table:table-cell table:style-name="ce35" office:value-type="float" office:value="1" calcext:value-type="float">
            <text:p>1</text:p>
          </table:table-cell>
          <table:table-cell table:style-name="ce63" table:formula="of:=([.D18]-[.D$17])/[.D$17]" office:value-type="percentage" office:value="-1.42605034084595" calcext:value-type="percentage">
            <text:p>-142.6%</text:p>
          </table:table-cell>
          <table:table-cell table:style-name="ce75" table:formula="of:=([.D18]-[.D$2])/[.D$2]" office:value-type="percentage" office:value="-1.19706109326734" calcext:value-type="percentage">
            <text:p>-119.7%</text:p>
          </table:table-cell>
          <table:table-cell table:style-name="ce75" table:formula="of:=([.D18]-[.D12])/[.D12]" office:value-type="percentage" office:value="-1.72440919689255" calcext:value-type="percentage">
            <text:p>-172.4%</text:p>
          </table:table-cell>
          <table:table-cell table:number-columns-repeated="1012"/>
        </table:table-row>
        <table:table-row table:style-name="ro2">
          <table:table-cell/>
          <table:covered-table-cell table:style-name="ce36"/>
          <table:table-cell table:style-name="ce37" office:value-type="string" calcext:value-type="string">
            <text:p>NH4+PO4</text:p>
          </table:table-cell>
          <table:table-cell table:style-name="ce49" office:value-type="float" office:value="-0.8500329" calcext:value-type="float">
            <text:p>-0.85</text:p>
          </table:table-cell>
          <table:table-cell table:style-name="ce56" office:value-type="float" office:value="0.2569966" calcext:value-type="float">
            <text:p>0.3</text:p>
          </table:table-cell>
          <table:table-cell table:style-name="ce56" office:value-type="float" office:value="24.18732" calcext:value-type="float">
            <text:p>24.2</text:p>
          </table:table-cell>
          <table:table-cell table:style-name="ce49" office:value-type="float" office:value="-1.3802306" calcext:value-type="float">
            <text:p>-1.38</text:p>
          </table:table-cell>
          <table:table-cell table:style-name="ce49" office:value-type="float" office:value="-0.3198352" calcext:value-type="float">
            <text:p>-0.32</text:p>
          </table:table-cell>
          <table:table-cell table:style-name="ce37" office:value-type="float" office:value="1" calcext:value-type="float">
            <text:p>1</text:p>
          </table:table-cell>
          <table:table-cell table:style-name="ce64" table:formula="of:=([.D19]-[.D$17])/[.D$17]" office:value-type="percentage" office:value="-1.52271936375832" calcext:value-type="percentage">
            <text:p>-152.3%</text:p>
          </table:table-cell>
          <table:table-cell table:style-name="ce64" table:formula="of:=([.D19]-[.D$2])/[.D$2]" office:value-type="percentage" office:value="-1.24177342304126" calcext:value-type="percentage">
            <text:p>-124.2%</text:p>
          </table:table-cell>
          <table:table-cell table:style-name="ce64" table:formula="of:=([.D19]-[.D13])/[.D13]" office:value-type="percentage" office:value="-1.68485840697626" calcext:value-type="percentage">
            <text:p>-168.5%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9" office:value-type="string" calcext:value-type="string">
            <text:p>Days in the experiment</text:p>
            <text:p>(Phase)</text:p>
          </table:table-cell>
          <table:table-cell table:style-name="ce29" office:value-type="string" calcext:value-type="string">
            <text:p>Nutrient Treatment</text:p>
          </table:table-cell>
          <table:table-cell table:style-name="ce45" office:value-type="string" calcext:value-type="string">
            <text:p>Genet</text:p>
          </table:table-cell>
          <table:table-cell table:style-name="ce29" office:value-type="string" calcext:value-type="string">
            <text:p>Em mean</text:p>
          </table:table-cell>
          <table:table-cell table:style-name="ce29" office:value-type="string" calcext:value-type="string">
            <text:p>SE</text:p>
          </table:table-cell>
          <table:table-cell table:style-name="ce29" office:value-type="string" calcext:value-type="string">
            <text:p>df</text:p>
          </table:table-cell>
          <table:table-cell table:style-name="ce29" office:value-type="string" calcext:value-type="string">
            <text:p>Lower CL</text:p>
          </table:table-cell>
          <table:table-cell table:style-name="ce29" office:value-type="string" calcext:value-type="string">
            <text:p>Upper CL</text:p>
          </table:table-cell>
          <table:table-cell table:style-name="ce29" office:value-type="string" calcext:value-type="string">
            <text:p>% change respect ambient (same day)</text:p>
          </table:table-cell>
          <table:table-cell table:style-name="ce29" office:value-type="string" calcext:value-type="string">
            <text:p>% change respect baseline</text:p>
          </table:table-cell>
          <table:table-cell table:style-name="ce29" office:value-type="string" calcext:value-type="string">
            <text:p>% change respect control temp (Day 75)</text:p>
          </table:table-cell>
          <table:table-cell table:style-name="ce29" office:value-type="string" calcext:value-type="string">
            <text:p>% respect G_48</text:p>
          </table:table-cell>
          <table:table-cell table:style-name="ce29" office:value-type="string" calcext:value-type="string">
            <text:p>% respect G_50</text:p>
          </table:table-cell>
          <table:table-cell table:style-name="ce91"/>
          <table:table-cell table:style-name="ce95" table:number-columns-repeated="1010"/>
        </table:table-row>
        <table:table-row table:style-name="ro2">
          <table:table-cell table:style-name="ce30" office:value-type="string" calcext:value-type="string" table:number-columns-spanned="1" table:number-rows-spanned="12">
            <text:p>-77 to -28</text:p>
            <text:p>(Baseline)</text:p>
          </table:table-cell>
          <table:table-cell table:style-name="ce40" office:value-type="string" calcext:value-type="string" table:number-columns-spanned="1" table:number-rows-spanned="6">
            <text:p>Ambient</text:p>
          </table:table-cell>
          <table:table-cell table:style-name="ce38" office:value-type="string" calcext:value-type="string">
            <text:p>G_48</text:p>
          </table:table-cell>
          <table:table-cell table:style-name="ce50" office:value-type="float" office:value="3.14370999999971" calcext:value-type="float">
            <text:p>3.14</text:p>
          </table:table-cell>
          <table:table-cell table:style-name="ce50" office:value-type="float" office:value="0.21745765192872" calcext:value-type="float">
            <text:p>0.22</text:p>
          </table:table-cell>
          <table:table-cell table:style-name="ce50" office:value-type="float" office:value="90.5560953434696" calcext:value-type="float">
            <text:p>90.56</text:p>
          </table:table-cell>
          <table:table-cell table:style-name="ce50" office:value-type="float" office:value="2.71172855992901" calcext:value-type="float">
            <text:p>2.71</text:p>
          </table:table-cell>
          <table:table-cell table:style-name="ce50" office:value-type="float" office:value="3.5756914400704" calcext:value-type="float">
            <text:p>3.58</text:p>
          </table:table-cell>
          <table:table-cell table:number-columns-repeated="2" table:style-name="ce57" office:value-type="string" calcext:value-type="string">
            <text:p>NA</text:p>
          </table:table-cell>
          <table:table-cell table:style-name="ce66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86" table:formula="of:=([.D22]-[.D$27])/[.D$27]" office:value-type="percentage" office:value="-0.23179405098638" calcext:value-type="percentage">
            <text:p>-23.18%</text:p>
          </table:table-cell>
          <table:table-cell table:style-name="ce92" table:formula="of:=([.D22]+[.D28])/2" office:value-type="float" office:value="3.12848614108524" calcext:value-type="float">
            <text:p>3.13</text:p>
          </table:table-cell>
          <table:table-cell table:style-name="ce95" table:number-columns-repeated="1010"/>
        </table:table-row>
        <table:table-row table:style-name="ro2">
          <table:covered-table-cell table:style-name="ce31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62</text:p>
          </table:table-cell>
          <table:table-cell table:style-name="ce51" office:value-type="float" office:value="3.51996228217064" calcext:value-type="float">
            <text:p>3.52</text:p>
          </table:table-cell>
          <table:table-cell table:style-name="ce51" office:value-type="float" office:value="0.228811397102869" calcext:value-type="float">
            <text:p>0.23</text:p>
          </table:table-cell>
          <table:table-cell table:style-name="ce51" office:value-type="float" office:value="104.180591891288" calcext:value-type="float">
            <text:p>104.18</text:p>
          </table:table-cell>
          <table:table-cell table:style-name="ce51" office:value-type="float" office:value="3.06622995209985" calcext:value-type="float">
            <text:p>3.07</text:p>
          </table:table-cell>
          <table:table-cell table:style-name="ce51" office:value-type="float" office:value="3.97369461224143" calcext:value-type="float">
            <text:p>3.97</text:p>
          </table:table-cell>
          <table:table-cell table:style-name="ce58" office:value-type="string" calcext:value-type="string">
            <text:p>NA</text:p>
          </table:table-cell>
          <table:table-cell table:style-name="ce65" office:value-type="string" calcext:value-type="string">
            <text:p>NA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23]-[.D$22])/[.D$22]" office:value-type="percentage" office:value="0.119684157308074" calcext:value-type="percentage">
            <text:p>11.97%</text:p>
          </table:table-cell>
          <table:table-cell table:style-name="ce87" table:formula="of:=([.D23]-[.D$27])/[.D$27]" office:value-type="percentage" office:value="-0.139851969339636" calcext:value-type="percentage">
            <text:p>-13.99%</text:p>
          </table:table-cell>
          <table:table-cell table:style-name="ce93" table:formula="of:=([.D23]+[.D29])/2" office:value-type="float" office:value="3.26285364108532" calcext:value-type="float">
            <text:p>3.26</text:p>
          </table:table-cell>
          <table:table-cell table:number-columns-repeated="1010"/>
        </table:table-row>
        <table:table-row table:style-name="ro2">
          <table:covered-table-cell table:style-name="ce31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31</text:p>
          </table:table-cell>
          <table:table-cell table:style-name="ce51" office:value-type="float" office:value="4.03651210790727" calcext:value-type="float">
            <text:p>4.04</text:p>
          </table:table-cell>
          <table:table-cell table:style-name="ce51" office:value-type="float" office:value="0.304175522465314" calcext:value-type="float">
            <text:p>0.30</text:p>
          </table:table-cell>
          <table:table-cell table:style-name="ce51" office:value-type="float" office:value="193.445198834309" calcext:value-type="float">
            <text:p>193.45</text:p>
          </table:table-cell>
          <table:table-cell table:style-name="ce51" office:value-type="float" office:value="3.4365858011961" calcext:value-type="float">
            <text:p>3.44</text:p>
          </table:table-cell>
          <table:table-cell table:style-name="ce51" office:value-type="float" office:value="4.63643841461844" calcext:value-type="float">
            <text:p>4.64</text:p>
          </table:table-cell>
          <table:table-cell table:style-name="ce58" office:value-type="string" calcext:value-type="string">
            <text:p>NA</text:p>
          </table:table-cell>
          <table:table-cell table:style-name="ce65" office:value-type="string" calcext:value-type="string">
            <text:p>NA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24]-[.D$22])/[.D$22]" office:value-type="percentage" office:value="0.283996331693331" calcext:value-type="percentage">
            <text:p>28.40%</text:p>
          </table:table-cell>
          <table:table-cell table:style-name="ce87" table:formula="of:=([.D24]-[.D$27])/[.D$27]" office:value-type="percentage" office:value="-0.0136263794815182" calcext:value-type="percentage">
            <text:p>-1.36%</text:p>
          </table:table-cell>
          <table:table-cell table:style-name="ce93" table:formula="of:=([.D24]+[.D30])/2" office:value-type="float" office:value="4.22100426029619" calcext:value-type="float">
            <text:p>4.22</text:p>
          </table:table-cell>
          <table:table-cell table:number-columns-repeated="1010"/>
        </table:table-row>
        <table:table-row table:style-name="ro2">
          <table:covered-table-cell table:style-name="ce31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8</text:p>
          </table:table-cell>
          <table:table-cell table:style-name="ce51" office:value-type="float" office:value="3.39199999999998" calcext:value-type="float">
            <text:p>3.39</text:p>
          </table:table-cell>
          <table:table-cell table:style-name="ce51" office:value-type="float" office:value="0.476867760400982" calcext:value-type="float">
            <text:p>0.48</text:p>
          </table:table-cell>
          <table:table-cell table:style-name="ce51" office:value-type="float" office:value="285.758075865657" calcext:value-type="float">
            <text:p>285.76</text:p>
          </table:table-cell>
          <table:table-cell table:style-name="ce51" office:value-type="float" office:value="2.45338102684754" calcext:value-type="float">
            <text:p>2.45</text:p>
          </table:table-cell>
          <table:table-cell table:style-name="ce51" office:value-type="float" office:value="4.33061897315242" calcext:value-type="float">
            <text:p>4.33</text:p>
          </table:table-cell>
          <table:table-cell table:style-name="ce58" office:value-type="string" calcext:value-type="string">
            <text:p>NA</text:p>
          </table:table-cell>
          <table:table-cell table:style-name="ce65" office:value-type="string" calcext:value-type="string">
            <text:p>NA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25]-[.D$22])/[.D$22]" office:value-type="percentage" office:value="0.0789799313550845" calcext:value-type="percentage">
            <text:p>7.90%</text:p>
          </table:table-cell>
          <table:table-cell table:style-name="ce87" table:formula="of:=([.D25]-[.D$27])/[.D$27]" office:value-type="percentage" office:value="-0.171121197866717" calcext:value-type="percentage">
            <text:p>-17.11%</text:p>
          </table:table-cell>
          <table:table-cell table:style-name="ce93" table:formula="of:=([.D25]+[.D31])/2" office:value-type="float" office:value="3.88507316264329" calcext:value-type="float">
            <text:p>3.89</text:p>
          </table:table-cell>
          <table:table-cell table:number-columns-repeated="1010"/>
        </table:table-row>
        <table:table-row table:style-name="ro2">
          <table:covered-table-cell table:style-name="ce31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7</text:p>
          </table:table-cell>
          <table:table-cell table:style-name="ce51" office:value-type="float" office:value="3.72861783772627" calcext:value-type="float">
            <text:p>3.73</text:p>
          </table:table-cell>
          <table:table-cell table:style-name="ce51" office:value-type="float" office:value="0.228811397102863" calcext:value-type="float">
            <text:p>0.23</text:p>
          </table:table-cell>
          <table:table-cell table:style-name="ce51" office:value-type="float" office:value="104.180591891334" calcext:value-type="float">
            <text:p>104.18</text:p>
          </table:table-cell>
          <table:table-cell table:style-name="ce51" office:value-type="float" office:value="3.2748855076555" calcext:value-type="float">
            <text:p>3.27</text:p>
          </table:table-cell>
          <table:table-cell table:style-name="ce51" office:value-type="float" office:value="4.18235016779705" calcext:value-type="float">
            <text:p>4.18</text:p>
          </table:table-cell>
          <table:table-cell table:style-name="ce58" office:value-type="string" calcext:value-type="string">
            <text:p>NA</text:p>
          </table:table-cell>
          <table:table-cell table:style-name="ce65" office:value-type="string" calcext:value-type="string">
            <text:p>NA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26]-[.D$22])/[.D$22]" office:value-type="percentage" office:value="0.186056550294593" calcext:value-type="percentage">
            <text:p>18.61%</text:p>
          </table:table-cell>
          <table:table-cell table:style-name="ce87" table:formula="of:=([.D26]-[.D$27])/[.D$27]" office:value-type="percentage" office:value="-0.0888643021971226" calcext:value-type="percentage">
            <text:p>-8.89%</text:p>
          </table:table-cell>
          <table:table-cell table:style-name="ce93" table:formula="of:=([.D26]+[.D32])/2" office:value-type="float" office:value="3.87628422884949" calcext:value-type="float">
            <text:p>3.88</text:p>
          </table:table-cell>
          <table:table-cell table:number-columns-repeated="1010"/>
        </table:table-row>
        <table:table-row table:style-name="ro2">
          <table:covered-table-cell table:style-name="ce31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50</text:p>
          </table:table-cell>
          <table:table-cell table:style-name="ce51" office:value-type="float" office:value="4.092275" calcext:value-type="float">
            <text:p>4.09</text:p>
          </table:table-cell>
          <table:table-cell table:style-name="ce51" office:value-type="float" office:value="0.338867181695364" calcext:value-type="float">
            <text:p>0.34</text:p>
          </table:table-cell>
          <table:table-cell table:style-name="ce51" office:value-type="float" office:value="226.290344378761" calcext:value-type="float">
            <text:p>226.29</text:p>
          </table:table-cell>
          <table:table-cell table:style-name="ce51" office:value-type="float" office:value="3.42453632653429" calcext:value-type="float">
            <text:p>3.42</text:p>
          </table:table-cell>
          <table:table-cell table:style-name="ce51" office:value-type="float" office:value="4.76001367346571" calcext:value-type="float">
            <text:p>4.76</text:p>
          </table:table-cell>
          <table:table-cell table:style-name="ce58" office:value-type="string" calcext:value-type="string">
            <text:p>NA</text:p>
          </table:table-cell>
          <table:table-cell table:style-name="ce65" office:value-type="string" calcext:value-type="string">
            <text:p>NA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27]-[.D$22])/[.D$22]" office:value-type="percentage" office:value="0.301734256658654" calcext:value-type="percentage">
            <text:p>30.17%</text:p>
          </table:table-cell>
          <table:table-cell table:style-name="ce88" office:value-type="string" calcext:value-type="string">
            <text:p>NA</text:p>
          </table:table-cell>
          <table:table-cell table:style-name="ce94" table:formula="of:=([.D27]+[.D33])/2" office:value-type="float" office:value="4.19297419664091" calcext:value-type="float">
            <text:p>4.19</text:p>
          </table:table-cell>
          <table:table-cell table:number-columns-repeated="1010"/>
        </table:table-row>
        <table:table-row table:style-name="ro2">
          <table:covered-table-cell table:style-name="ce31"/>
          <table:table-cell table:style-name="ce41" office:value-type="string" calcext:value-type="string" table:number-columns-spanned="1" table:number-rows-spanned="6">
            <text:p>Nutrients</text:p>
          </table:table-cell>
          <table:table-cell table:style-name="ce38" office:value-type="string" calcext:value-type="string">
            <text:p>G_48</text:p>
          </table:table-cell>
          <table:table-cell table:style-name="ce50" office:value-type="float" office:value="3.11326228217077" calcext:value-type="float">
            <text:p>3.11</text:p>
          </table:table-cell>
          <table:table-cell table:style-name="ce50" office:value-type="float" office:value="0.165344122913449" calcext:value-type="float">
            <text:p>0.17</text:p>
          </table:table-cell>
          <table:table-cell table:style-name="ce50" office:value-type="float" office:value="36.1134371039146" calcext:value-type="float">
            <text:p>36.11</text:p>
          </table:table-cell>
          <table:table-cell table:style-name="ce50" office:value-type="float" office:value="2.77796542861353" calcext:value-type="float">
            <text:p>2.78</text:p>
          </table:table-cell>
          <table:table-cell table:style-name="ce50" office:value-type="float" office:value="3.44855913572801" calcext:value-type="float">
            <text:p>3.45</text:p>
          </table:table-cell>
          <table:table-cell table:style-name="ce57" table:formula="of:=([.D28]-[.D22])/[.D22]" office:value-type="percentage" office:value="-0.00968528198496133" calcext:value-type="percentage">
            <text:p>-1.0%</text:p>
          </table:table-cell>
          <table:table-cell table:style-name="ce57" office:value-type="string" calcext:value-type="string">
            <text:p>NA</text:p>
          </table:table-cell>
          <table:table-cell table:style-name="ce66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86" table:formula="of:=([.D28]-[.D$33])/[.D$33]" office:value-type="percentage" office:value="-0.274918700839704" calcext:value-type="percentage">
            <text:p>-27.49%</text:p>
          </table:table-cell>
          <table:table-cell table:style-name="Default"/>
          <table:table-cell table:number-columns-repeated="1010"/>
        </table:table-row>
        <table:table-row table:style-name="ro2">
          <table:covered-table-cell table:style-name="ce31"/>
          <table:covered-table-cell table:style-name="ce42"/>
          <table:table-cell table:style-name="ce46" office:value-type="string" calcext:value-type="string">
            <text:p>G_62</text:p>
          </table:table-cell>
          <table:table-cell table:style-name="ce52" office:value-type="float" office:value="3.005745" calcext:value-type="float">
            <text:p>3.01</text:p>
          </table:table-cell>
          <table:table-cell table:style-name="ce52" office:value-type="float" office:value="0.157395843548707" calcext:value-type="float">
            <text:p>0.16</text:p>
          </table:table-cell>
          <table:table-cell table:style-name="ce52" office:value-type="float" office:value="30.4215262385379" calcext:value-type="float">
            <text:p>30.42</text:p>
          </table:table-cell>
          <table:table-cell table:style-name="ce52" office:value-type="float" office:value="2.68448647288437" calcext:value-type="float">
            <text:p>2.68</text:p>
          </table:table-cell>
          <table:table-cell table:style-name="ce52" office:value-type="float" office:value="3.32700352711563" calcext:value-type="float">
            <text:p>3.33</text:p>
          </table:table-cell>
          <table:table-cell table:style-name="ce58" table:formula="of:=([.D29]-[.D23])/[.D23]" office:value-type="percentage" office:value="-0.146086020516544" calcext:value-type="percentage">
            <text:p>-14.6%</text:p>
          </table:table-cell>
          <table:table-cell table:style-name="ce58" office:value-type="string" calcext:value-type="string">
            <text:p>NA</text:p>
          </table:table-cell>
          <table:table-cell table:style-name="ce67" office:value-type="string" calcext:value-type="string">
            <text:p>NA</text:p>
          </table:table-cell>
          <table:table-cell table:style-name="ce83" table:formula="of:=([.D29]-[.D$28])/[.D$28]" office:value-type="percentage" office:value="-0.0345352470900081" calcext:value-type="percentage">
            <text:p>-3.45%</text:p>
          </table:table-cell>
          <table:table-cell table:style-name="ce87" table:formula="of:=([.D29]-[.D$33])/[.D$33]" office:value-type="percentage" office:value="-0.299959562666549" calcext:value-type="percentage">
            <text:p>-30.00%</text:p>
          </table:table-cell>
          <table:table-cell table:style-name="Default"/>
          <table:table-cell table:number-columns-repeated="1010"/>
        </table:table-row>
        <table:table-row table:style-name="ro2">
          <table:covered-table-cell table:style-name="ce31"/>
          <table:covered-table-cell table:style-name="ce43"/>
          <table:table-cell table:style-name="ce35" office:value-type="string" calcext:value-type="string">
            <text:p>G_31</text:p>
          </table:table-cell>
          <table:table-cell table:style-name="ce51" office:value-type="float" office:value="4.40549641268511" calcext:value-type="float">
            <text:p>4.41</text:p>
          </table:table-cell>
          <table:table-cell table:style-name="ce51" office:value-type="float" office:value="0.207934850605058" calcext:value-type="float">
            <text:p>0.21</text:p>
          </table:table-cell>
          <table:table-cell table:style-name="ce51" office:value-type="float" office:value="78.7684884343801" calcext:value-type="float">
            <text:p>78.77</text:p>
          </table:table-cell>
          <table:table-cell table:style-name="ce51" office:value-type="float" office:value="3.99159353029692" calcext:value-type="float">
            <text:p>3.99</text:p>
          </table:table-cell>
          <table:table-cell table:style-name="ce51" office:value-type="float" office:value="4.8193992950733" calcext:value-type="float">
            <text:p>4.82</text:p>
          </table:table-cell>
          <table:table-cell table:style-name="ce58" table:formula="of:=([.D30]-[.D24])/[.D24]" office:value-type="percentage" office:value="0.0914116680227525" calcext:value-type="percentage">
            <text:p>9.1%</text:p>
          </table:table-cell>
          <table:table-cell table:style-name="ce65" office:value-type="string" calcext:value-type="string">
            <text:p>NA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30]-[.D$28])/[.D$28]" office:value-type="percentage" office:value="0.41507396852324" calcext:value-type="percentage">
            <text:p>41.51%</text:p>
          </table:table-cell>
          <table:table-cell table:style-name="ce87" table:formula="of:=([.D30]-[.D$33])/[.D$33]" office:value-type="percentage" office:value="0.0260436715047462" calcext:value-type="percentage">
            <text:p>2.60%</text:p>
          </table:table-cell>
          <table:table-cell table:style-name="Default"/>
          <table:table-cell table:number-columns-repeated="1010"/>
        </table:table-row>
        <table:table-row table:style-name="ro2">
          <table:covered-table-cell table:style-name="ce31"/>
          <table:covered-table-cell table:style-name="ce43"/>
          <table:table-cell table:style-name="ce35" office:value-type="string" calcext:value-type="string">
            <text:p>G_08</text:p>
          </table:table-cell>
          <table:table-cell table:style-name="ce51" office:value-type="float" office:value="4.3781463252866" calcext:value-type="float">
            <text:p>4.38</text:p>
          </table:table-cell>
          <table:table-cell table:style-name="ce51" office:value-type="float" office:value="0.323359061577926" calcext:value-type="float">
            <text:p>0.32</text:p>
          </table:table-cell>
          <table:table-cell table:style-name="ce51" office:value-type="float" office:value="239.882053054199" calcext:value-type="float">
            <text:p>239.88</text:p>
          </table:table-cell>
          <table:table-cell table:style-name="ce51" office:value-type="float" office:value="3.74116048738361" calcext:value-type="float">
            <text:p>3.74</text:p>
          </table:table-cell>
          <table:table-cell table:style-name="ce51" office:value-type="float" office:value="5.01513216318958" calcext:value-type="float">
            <text:p>5.02</text:p>
          </table:table-cell>
          <table:table-cell table:style-name="ce58" table:formula="of:=([.D31]-[.D25])/[.D25]" office:value-type="percentage" office:value="0.290727100615161" calcext:value-type="percentage">
            <text:p>29.1%</text:p>
          </table:table-cell>
          <table:table-cell table:style-name="ce65" office:value-type="string" calcext:value-type="string">
            <text:p>NA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31]-[.D$28])/[.D$28]" office:value-type="percentage" office:value="0.406288943388949" calcext:value-type="percentage">
            <text:p>40.63%</text:p>
          </table:table-cell>
          <table:table-cell table:style-name="ce87" table:formula="of:=([.D31]-[.D$33])/[.D$33]" office:value-type="percentage" office:value="0.0196738140672188" calcext:value-type="percentage">
            <text:p>1.97%</text:p>
          </table:table-cell>
          <table:table-cell table:style-name="Default"/>
          <table:table-cell table:number-columns-repeated="1010"/>
        </table:table-row>
        <table:table-row table:style-name="ro2">
          <table:covered-table-cell table:style-name="ce31"/>
          <table:covered-table-cell table:style-name="ce43"/>
          <table:table-cell table:style-name="ce35" office:value-type="string" calcext:value-type="string">
            <text:p>G_07</text:p>
          </table:table-cell>
          <table:table-cell table:style-name="ce51" office:value-type="float" office:value="4.02395061997271" calcext:value-type="float">
            <text:p>4.02</text:p>
          </table:table-cell>
          <table:table-cell table:style-name="ce51" office:value-type="float" office:value="0.16960074053204" calcext:value-type="float">
            <text:p>0.17</text:p>
          </table:table-cell>
          <table:table-cell table:style-name="ce51" office:value-type="float" office:value="39.8170056316143" calcext:value-type="float">
            <text:p>39.82</text:p>
          </table:table-cell>
          <table:table-cell table:style-name="ce51" office:value-type="float" office:value="3.68112565735697" calcext:value-type="float">
            <text:p>3.68</text:p>
          </table:table-cell>
          <table:table-cell table:style-name="ce51" office:value-type="float" office:value="4.36677558258846" calcext:value-type="float">
            <text:p>4.37</text:p>
          </table:table-cell>
          <table:table-cell table:style-name="ce58" table:formula="of:=([.D32]-[.D26])/[.D26]" office:value-type="percentage" office:value="0.079207040007762" calcext:value-type="percentage">
            <text:p>7.9%</text:p>
          </table:table-cell>
          <table:table-cell table:style-name="ce65" office:value-type="string" calcext:value-type="string">
            <text:p>NA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32]-[.D$28])/[.D$28]" office:value-type="percentage" office:value="0.292518989812496" calcext:value-type="percentage">
            <text:p>29.25%</text:p>
          </table:table-cell>
          <table:table-cell table:style-name="ce87" table:formula="of:=([.D32]-[.D$33])/[.D$33]" office:value-type="percentage" office:value="-0.0628186516774023" calcext:value-type="percentage">
            <text:p>-6.28%</text:p>
          </table:table-cell>
          <table:table-cell table:style-name="Default"/>
          <table:table-cell table:number-columns-repeated="1010"/>
        </table:table-row>
        <table:table-row table:style-name="ro2">
          <table:covered-table-cell table:style-name="ce31"/>
          <table:covered-table-cell table:style-name="ce43"/>
          <table:table-cell table:style-name="ce37" office:value-type="string" calcext:value-type="string">
            <text:p>G_50</text:p>
          </table:table-cell>
          <table:table-cell table:style-name="ce53" office:value-type="float" office:value="4.29367339328181" calcext:value-type="float">
            <text:p>4.29</text:p>
          </table:table-cell>
          <table:table-cell table:style-name="ce53" office:value-type="float" office:value="0.228811397102869" calcext:value-type="float">
            <text:p>0.23</text:p>
          </table:table-cell>
          <table:table-cell table:style-name="ce53" office:value-type="float" office:value="104.180591891321" calcext:value-type="float">
            <text:p>104.18</text:p>
          </table:table-cell>
          <table:table-cell table:style-name="ce53" office:value-type="float" office:value="3.83994106321102" calcext:value-type="float">
            <text:p>3.84</text:p>
          </table:table-cell>
          <table:table-cell table:style-name="ce53" office:value-type="float" office:value="4.7474057233526" calcext:value-type="float">
            <text:p>4.75</text:p>
          </table:table-cell>
          <table:table-cell table:style-name="ce59" table:formula="of:=([.D33]-[.D27])/[.D27]" office:value-type="percentage" office:value="0.0492142862544208" calcext:value-type="percentage">
            <text:p>4.9%</text:p>
          </table:table-cell>
          <table:table-cell table:style-name="ce59" office:value-type="string" calcext:value-type="string">
            <text:p>NA</text:p>
          </table:table-cell>
          <table:table-cell table:style-name="ce69" office:value-type="string" calcext:value-type="string">
            <text:p>NA</text:p>
          </table:table-cell>
          <table:table-cell table:style-name="ce83" table:formula="of:=([.D33]-[.D$28])/[.D$28]" office:value-type="percentage" office:value="0.379155690759206" calcext:value-type="percentage">
            <text:p>37.92%</text:p>
          </table:table-cell>
          <table:table-cell table:style-name="ce87" office:value-type="string" calcext:value-type="string">
            <text:p>NA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32" office:value-type="string" calcext:value-type="string" table:number-columns-spanned="1" table:number-rows-spanned="12">
            <text:p>1 to 28<text:line-break/>(Control)</text:p>
          </table:table-cell>
          <table:table-cell table:style-name="ce40" office:value-type="string" calcext:value-type="string" table:number-columns-spanned="1" table:number-rows-spanned="6">
            <text:p>Ambient</text:p>
          </table:table-cell>
          <table:table-cell table:style-name="ce38" office:value-type="string" calcext:value-type="string">
            <text:p>G_48</text:p>
          </table:table-cell>
          <table:table-cell table:style-name="ce50" office:value-type="float" office:value="3.73611999999998" calcext:value-type="float">
            <text:p>3.74</text:p>
          </table:table-cell>
          <table:table-cell table:style-name="ce50" office:value-type="float" office:value="0.217457651928717" calcext:value-type="float">
            <text:p>0.22</text:p>
          </table:table-cell>
          <table:table-cell table:style-name="ce50" office:value-type="float" office:value="90.5560953436448" calcext:value-type="float">
            <text:p>90.56</text:p>
          </table:table-cell>
          <table:table-cell table:style-name="ce50" office:value-type="float" office:value="3.3041385599293" calcext:value-type="float">
            <text:p>3.30</text:p>
          </table:table-cell>
          <table:table-cell table:style-name="ce50" office:value-type="float" office:value="4.16810144007065" calcext:value-type="float">
            <text:p>4.17</text:p>
          </table:table-cell>
          <table:table-cell table:style-name="ce57" office:value-type="string" calcext:value-type="string">
            <text:p>NA</text:p>
          </table:table-cell>
          <table:table-cell table:style-name="ce66" table:formula="of:=([.D34]-[.D$22])/[.D$22]" office:value-type="percentage" office:value="0.188442954343856" calcext:value-type="percentage">
            <text:p>18.8%</text:p>
          </table:table-cell>
          <table:table-cell table:style-name="ce66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86" table:formula="of:=([.D34]-[.D$39])/[.D$39]" office:value-type="percentage" office:value="-0.043981576253841" calcext:value-type="percentage">
            <text:p>-4.40%</text:p>
          </table:table-cell>
          <table:table-cell table:style-name="ce95" table:number-columns-repeated="1011"/>
        </table:table-row>
        <table:table-row table:style-name="ro2">
          <table:covered-table-cell table:style-name="ce33"/>
          <table:covered-table-cell table:style-name="ce33" office:value-type="string" calcext:value-type="string">
            <text:p>Ambient</text:p>
          </table:covered-table-cell>
          <table:table-cell table:style-name="ce46" office:value-type="string" calcext:value-type="string">
            <text:p>G_62</text:p>
          </table:table-cell>
          <table:table-cell table:style-name="ce52" office:value-type="float" office:value="3.64496504028982" calcext:value-type="float">
            <text:p>3.64</text:p>
          </table:table-cell>
          <table:table-cell table:style-name="ce52" office:value-type="float" office:value="0.237706041682425" calcext:value-type="float">
            <text:p>0.24</text:p>
          </table:table-cell>
          <table:table-cell table:style-name="ce52" office:value-type="float" office:value="118.616236779131" calcext:value-type="float">
            <text:p>118.62</text:p>
          </table:table-cell>
          <table:table-cell table:style-name="ce52" office:value-type="float" office:value="3.17426769469723" calcext:value-type="float">
            <text:p>3.17</text:p>
          </table:table-cell>
          <table:table-cell table:style-name="ce52" office:value-type="float" office:value="4.11566238588242" calcext:value-type="float">
            <text:p>4.12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35]-[.D$23])/[.D$23]" office:value-type="percentage" office:value="0.0355125277200683" calcext:value-type="percentage">
            <text:p>3.6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35]-[.D$34])/[.D$34]" office:value-type="percentage" office:value="-0.0243982954803809" calcext:value-type="percentage">
            <text:p>-2.44%</text:p>
          </table:table-cell>
          <table:table-cell table:style-name="ce87" table:formula="of:=([.D35]-[.D$39])/[.D$39]" office:value-type="percentage" office:value="-0.0673067962410877" calcext:value-type="percentage">
            <text:p>-6.73%</text:p>
          </table:table-cell>
          <table:table-cell table:style-name="ce96" table:number-columns-repeated="1011"/>
        </table:table-row>
        <table:table-row table:style-name="ro2">
          <table:covered-table-cell table:style-name="ce34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31</text:p>
          </table:table-cell>
          <table:table-cell table:style-name="ce51" office:value-type="float" office:value="4.78599210790726" calcext:value-type="float">
            <text:p>4.79</text:p>
          </table:table-cell>
          <table:table-cell table:style-name="ce51" office:value-type="float" office:value="0.304175522465312" calcext:value-type="float">
            <text:p>0.30</text:p>
          </table:table-cell>
          <table:table-cell table:style-name="ce51" office:value-type="float" office:value="193.445198834323" calcext:value-type="float">
            <text:p>193.45</text:p>
          </table:table-cell>
          <table:table-cell table:style-name="ce51" office:value-type="float" office:value="4.1860658011961" calcext:value-type="float">
            <text:p>4.19</text:p>
          </table:table-cell>
          <table:table-cell table:style-name="ce51" office:value-type="float" office:value="5.38591841461843" calcext:value-type="float">
            <text:p>5.39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36]-[.D$24])/[.D$24]" office:value-type="percentage" office:value="0.185675152201775" calcext:value-type="percentage">
            <text:p>18.6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36]-[.D$34])/[.D$34]" office:value-type="percentage" office:value="0.281005992288065" calcext:value-type="percentage">
            <text:p>28.10%</text:p>
          </table:table-cell>
          <table:table-cell table:style-name="ce87" table:formula="of:=([.D36]-[.D$39])/[.D$39]" office:value-type="percentage" office:value="0.22466532955662" calcext:value-type="percentage">
            <text:p>22.47%</text:p>
          </table:table-cell>
          <table:table-cell table:number-columns-repeated="1011"/>
        </table:table-row>
        <table:table-row table:style-name="ro2">
          <table:covered-table-cell table:style-name="ce31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8</text:p>
          </table:table-cell>
          <table:table-cell table:style-name="ce51" office:value-type="float" office:value="1.97519999999999" calcext:value-type="float">
            <text:p>1.98</text:p>
          </table:table-cell>
          <table:table-cell table:style-name="ce51" office:value-type="float" office:value="0.47686776040098" calcext:value-type="float">
            <text:p>0.48</text:p>
          </table:table-cell>
          <table:table-cell table:style-name="ce51" office:value-type="float" office:value="285.758075865657" calcext:value-type="float">
            <text:p>285.76</text:p>
          </table:table-cell>
          <table:table-cell table:style-name="ce51" office:value-type="float" office:value="1.03658102684756" calcext:value-type="float">
            <text:p>1.04</text:p>
          </table:table-cell>
          <table:table-cell table:style-name="ce51" office:value-type="float" office:value="2.91381897315243" calcext:value-type="float">
            <text:p>2.91</text:p>
          </table:table-cell>
          <table:table-cell table:style-name="ce58" office:value-type="string" calcext:value-type="string">
            <text:p>NA</text:p>
          </table:table-cell>
          <table:table-cell table:style-name="ce68" table:formula="of:=([.D37]-[.D$25])/[.D$25]" office:value-type="percentage" office:value="-0.417688679245283" calcext:value-type="percentage">
            <text:p>-41.8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37]-[.D$34])/[.D$34]" office:value-type="percentage" office:value="-0.471323190903932" calcext:value-type="percentage">
            <text:p>-47.13%</text:p>
          </table:table-cell>
          <table:table-cell table:style-name="ce87" table:formula="of:=([.D37]-[.D$39])/[.D$39]" office:value-type="percentage" office:value="-0.494575230296828" calcext:value-type="percentage">
            <text:p>-49.46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7</text:p>
          </table:table-cell>
          <table:table-cell table:style-name="ce51" office:value-type="float" office:value="3.26829561550404" calcext:value-type="float">
            <text:p>3.27</text:p>
          </table:table-cell>
          <table:table-cell table:style-name="ce51" office:value-type="float" office:value="0.228811397102868" calcext:value-type="float">
            <text:p>0.23</text:p>
          </table:table-cell>
          <table:table-cell table:style-name="ce51" office:value-type="float" office:value="104.180591891323" calcext:value-type="float">
            <text:p>104.18</text:p>
          </table:table-cell>
          <table:table-cell table:style-name="ce51" office:value-type="float" office:value="2.81456328543326" calcext:value-type="float">
            <text:p>2.81</text:p>
          </table:table-cell>
          <table:table-cell table:style-name="ce51" office:value-type="float" office:value="3.72202794557483" calcext:value-type="float">
            <text:p>3.72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38]-[.D$26])/[.D$26]" office:value-type="percentage" office:value="-0.123456530611605" calcext:value-type="percentage">
            <text:p>-12.3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38]-[.D$34])/[.D$34]" office:value-type="percentage" office:value="-0.125216637713977" calcext:value-type="percentage">
            <text:p>-12.52%</text:p>
          </table:table-cell>
          <table:table-cell table:style-name="ce87" table:formula="of:=([.D38]-[.D$39])/[.D$39]" office:value-type="percentage" office:value="-0.163690988867951" calcext:value-type="percentage">
            <text:p>-16.37%</text:p>
          </table:table-cell>
          <table:table-cell table:number-columns-repeated="1011"/>
        </table:table-row>
        <table:table-row table:style-name="ro2">
          <table:covered-table-cell table:style-name="ce36"/>
          <table:covered-table-cell table:style-name="ce44" office:value-type="string" calcext:value-type="string">
            <text:p>Ambient</text:p>
          </table:covered-table-cell>
          <table:table-cell table:style-name="ce37" office:value-type="string" calcext:value-type="string">
            <text:p>G_50</text:p>
          </table:table-cell>
          <table:table-cell table:style-name="ce53" office:value-type="float" office:value="3.90799999999999" calcext:value-type="float">
            <text:p>3.91</text:p>
          </table:table-cell>
          <table:table-cell table:style-name="ce53" office:value-type="float" office:value="0.338867181695365" calcext:value-type="float">
            <text:p>0.34</text:p>
          </table:table-cell>
          <table:table-cell table:style-name="ce53" office:value-type="float" office:value="226.290344378768" calcext:value-type="float">
            <text:p>226.29</text:p>
          </table:table-cell>
          <table:table-cell table:style-name="ce53" office:value-type="float" office:value="3.24026132653428" calcext:value-type="float">
            <text:p>3.24</text:p>
          </table:table-cell>
          <table:table-cell table:style-name="ce53" office:value-type="float" office:value="4.5757386734657" calcext:value-type="float">
            <text:p>4.58</text:p>
          </table:table-cell>
          <table:table-cell table:style-name="ce59" office:value-type="string" calcext:value-type="string">
            <text:p>NA</text:p>
          </table:table-cell>
          <table:table-cell table:style-name="ce69" table:formula="of:=([.D39]-[.D$27])/[.D$27]" office:value-type="percentage" office:value="-0.0450299649950235" calcext:value-type="percentage">
            <text:p>-4.5%</text:p>
          </table:table-cell>
          <table:table-cell table:style-name="ce69" office:value-type="string" calcext:value-type="string">
            <text:p>NA</text:p>
          </table:table-cell>
          <table:table-cell table:style-name="ce84" table:formula="of:=([.D39]-[.D$34])/[.D$34]" office:value-type="percentage" office:value="0.0460049463079374" calcext:value-type="percentage">
            <text:p>4.60%</text:p>
          </table:table-cell>
          <table:table-cell table:style-name="ce87" office:value-type="string" calcext:value-type="string">
            <text:p>NA</text:p>
          </table:table-cell>
          <table:table-cell table:style-name="ce97" table:number-columns-repeated="1011"/>
        </table:table-row>
        <table:table-row table:style-name="ro2">
          <table:covered-table-cell table:style-name="ce35"/>
          <table:table-cell table:style-name="ce41" office:value-type="string" calcext:value-type="string" table:number-columns-spanned="1" table:number-rows-spanned="6">
            <text:p>Nutrients</text:p>
          </table:table-cell>
          <table:table-cell table:style-name="ce38" office:value-type="string" calcext:value-type="string">
            <text:p>G_48</text:p>
          </table:table-cell>
          <table:table-cell table:style-name="ce50" office:value-type="float" office:value="3.29119005994852" calcext:value-type="float">
            <text:p>3.29</text:p>
          </table:table-cell>
          <table:table-cell table:style-name="ce50" office:value-type="float" office:value="0.165344122913443" calcext:value-type="float">
            <text:p>0.17</text:p>
          </table:table-cell>
          <table:table-cell table:style-name="ce50" office:value-type="float" office:value="36.113437103916" calcext:value-type="float">
            <text:p>36.11</text:p>
          </table:table-cell>
          <table:table-cell table:style-name="ce50" office:value-type="float" office:value="2.95589320639129" calcext:value-type="float">
            <text:p>2.96</text:p>
          </table:table-cell>
          <table:table-cell table:style-name="ce50" office:value-type="float" office:value="3.62648691350575" calcext:value-type="float">
            <text:p>3.63</text:p>
          </table:table-cell>
          <table:table-cell table:style-name="ce57" table:formula="of:=([.D40]-[.D34])/[.D34]" office:value-type="percentage" office:value="-0.119088771252385" calcext:value-type="percentage">
            <text:p>-11.9%</text:p>
          </table:table-cell>
          <table:table-cell table:style-name="ce66" table:formula="of:=([.D40]-[.D$28])/[.D$28]" office:value-type="percentage" office:value="0.0571515541098861" calcext:value-type="percentage">
            <text:p>5.7%</text:p>
          </table:table-cell>
          <table:table-cell table:style-name="ce66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86" table:formula="of:=([.D40]-[.D$45])/[.D$45]" office:value-type="percentage" office:value="0.273436116588911" calcext:value-type="percentage">
            <text:p>27.34%</text:p>
          </table:table-cell>
          <table:table-cell table:number-columns-repeated="1011"/>
        </table:table-row>
        <table:table-row table:style-name="ro2">
          <table:covered-table-cell table:style-name="ce36"/>
          <table:covered-table-cell table:style-name="ce42"/>
          <table:table-cell table:style-name="ce35" office:value-type="string" calcext:value-type="string">
            <text:p>G_62</text:p>
          </table:table-cell>
          <table:table-cell table:style-name="ce51" office:value-type="float" office:value="2.83541999999999" calcext:value-type="float">
            <text:p>2.84</text:p>
          </table:table-cell>
          <table:table-cell table:style-name="ce51" office:value-type="float" office:value="0.157395843548707" calcext:value-type="float">
            <text:p>0.16</text:p>
          </table:table-cell>
          <table:table-cell table:style-name="ce51" office:value-type="float" office:value="30.4215262385369" calcext:value-type="float">
            <text:p>30.42</text:p>
          </table:table-cell>
          <table:table-cell table:style-name="ce51" office:value-type="float" office:value="2.51416147288436" calcext:value-type="float">
            <text:p>2.51</text:p>
          </table:table-cell>
          <table:table-cell table:style-name="ce51" office:value-type="float" office:value="3.15667852711562" calcext:value-type="float">
            <text:p>3.16</text:p>
          </table:table-cell>
          <table:table-cell table:style-name="ce58" table:formula="of:=([.D41]-[.D35])/[.D35]" office:value-type="percentage" office:value="-0.222099534931468" calcext:value-type="percentage">
            <text:p>-22.2%</text:p>
          </table:table-cell>
          <table:table-cell table:style-name="ce67" table:formula="of:=([.D41]-[.D$29])/[.D$29]" office:value-type="percentage" office:value="-0.056666483683749" calcext:value-type="percentage">
            <text:p>-5.7%</text:p>
          </table:table-cell>
          <table:table-cell table:style-name="ce67" office:value-type="string" calcext:value-type="string">
            <text:p>NA</text:p>
          </table:table-cell>
          <table:table-cell table:style-name="ce83" table:formula="of:=([.D41]-[.D$40])/[.D$40]" office:value-type="percentage" office:value="-0.138481841415035" calcext:value-type="percentage">
            <text:p>-13.85%</text:p>
          </table:table-cell>
          <table:table-cell table:style-name="ce87" table:formula="of:=([.D41]-[.D$45])/[.D$45]" office:value-type="percentage" office:value="0.0970883382392678" calcext:value-type="percentage">
            <text:p>9.71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31</text:p>
          </table:table-cell>
          <table:table-cell table:style-name="ce51" office:value-type="float" office:value="3.72661459450329" calcext:value-type="float">
            <text:p>3.73</text:p>
          </table:table-cell>
          <table:table-cell table:style-name="ce51" office:value-type="float" office:value="0.207934850605059" calcext:value-type="float">
            <text:p>0.21</text:p>
          </table:table-cell>
          <table:table-cell table:style-name="ce51" office:value-type="float" office:value="78.7684884343796" calcext:value-type="float">
            <text:p>78.77</text:p>
          </table:table-cell>
          <table:table-cell table:style-name="ce51" office:value-type="float" office:value="3.31271171211511" calcext:value-type="float">
            <text:p>3.31</text:p>
          </table:table-cell>
          <table:table-cell table:style-name="ce51" office:value-type="float" office:value="4.14051747689148" calcext:value-type="float">
            <text:p>4.14</text:p>
          </table:table-cell>
          <table:table-cell table:style-name="ce58" table:formula="of:=([.D42]-[.D36])/[.D36]" office:value-type="percentage" office:value="-0.221349615611296" calcext:value-type="percentage">
            <text:p>-22.1%</text:p>
          </table:table-cell>
          <table:table-cell table:style-name="ce67" table:formula="of:=([.D42]-[.D$30])/[.D$30]" office:value-type="percentage" office:value="-0.154098824420118" calcext:value-type="percentage">
            <text:p>-15.4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42]-[.D$40])/[.D$40]" office:value-type="percentage" office:value="0.13230002723136" calcext:value-type="percentage">
            <text:p>13.23%</text:p>
          </table:table-cell>
          <table:table-cell table:style-name="ce87" table:formula="of:=([.D42]-[.D$45])/[.D$45]" office:value-type="percentage" office:value="0.441911749491021" calcext:value-type="percentage">
            <text:p>44.19%</text:p>
          </table:table-cell>
          <table:table-cell table:number-columns-repeated="1011"/>
        </table:table-row>
        <table:table-row table:style-name="ro2">
          <table:covered-table-cell table:style-name="ce36"/>
          <table:covered-table-cell table:style-name="ce43"/>
          <table:table-cell table:style-name="ce35" office:value-type="string" calcext:value-type="string">
            <text:p>G_08</text:p>
          </table:table-cell>
          <table:table-cell table:style-name="ce51" office:value-type="float" office:value="2.52449648682119" calcext:value-type="float">
            <text:p>2.52</text:p>
          </table:table-cell>
          <table:table-cell table:style-name="ce51" office:value-type="float" office:value="0.279069292580607" calcext:value-type="float">
            <text:p>0.28</text:p>
          </table:table-cell>
          <table:table-cell table:style-name="ce51" office:value-type="float" office:value="162.454579343316" calcext:value-type="float">
            <text:p>162.45</text:p>
          </table:table-cell>
          <table:table-cell table:style-name="ce51" office:value-type="float" office:value="1.97342555361673" calcext:value-type="float">
            <text:p>1.97</text:p>
          </table:table-cell>
          <table:table-cell table:style-name="ce51" office:value-type="float" office:value="3.07556742002564" calcext:value-type="float">
            <text:p>3.08</text:p>
          </table:table-cell>
          <table:table-cell table:style-name="ce58" table:formula="of:=([.D43]-[.D37])/[.D37]" office:value-type="percentage" office:value="0.278096641768531" calcext:value-type="percentage">
            <text:p>27.8%</text:p>
          </table:table-cell>
          <table:table-cell table:style-name="ce67" table:formula="of:=([.D43]-[.D$31])/[.D$31]" office:value-type="percentage" office:value="-0.423386908692246" calcext:value-type="percentage">
            <text:p>-42.3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43]-[.D$40])/[.D$40]" office:value-type="percentage" office:value="-0.232953296273422" calcext:value-type="percentage">
            <text:p>-23.30%</text:p>
          </table:table-cell>
          <table:table-cell table:style-name="ce87" table:formula="of:=([.D43]-[.D$45])/[.D$45]" office:value-type="percentage" office:value="-0.0232150243641016" calcext:value-type="percentage">
            <text:p>-2.32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07</text:p>
          </table:table-cell>
          <table:table-cell table:style-name="ce51" office:value-type="float" office:value="2.16091532585507" calcext:value-type="float">
            <text:p>2.16</text:p>
          </table:table-cell>
          <table:table-cell table:style-name="ce51" office:value-type="float" office:value="0.16960074053204" calcext:value-type="float">
            <text:p>0.17</text:p>
          </table:table-cell>
          <table:table-cell table:style-name="ce51" office:value-type="float" office:value="39.8170056316134" calcext:value-type="float">
            <text:p>39.82</text:p>
          </table:table-cell>
          <table:table-cell table:style-name="ce51" office:value-type="float" office:value="1.81809036323932" calcext:value-type="float">
            <text:p>1.82</text:p>
          </table:table-cell>
          <table:table-cell table:style-name="ce51" office:value-type="float" office:value="2.50374028847081" calcext:value-type="float">
            <text:p>2.50</text:p>
          </table:table-cell>
          <table:table-cell table:style-name="ce58" table:formula="of:=([.D44]-[.D38])/[.D38]" office:value-type="percentage" office:value="-0.338825008483264" calcext:value-type="percentage">
            <text:p>-33.9%</text:p>
          </table:table-cell>
          <table:table-cell table:style-name="ce67" table:formula="of:=([.D44]-[.D$32])/[.D$32]" office:value-type="percentage" office:value="-0.462986619386069" calcext:value-type="percentage">
            <text:p>-46.3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44]-[.D$40])/[.D$40]" office:value-type="percentage" office:value="-0.343424327828436" calcext:value-type="percentage">
            <text:p>-34.34%</text:p>
          </table:table-cell>
          <table:table-cell table:style-name="ce87" table:formula="of:=([.D44]-[.D$45])/[.D$45]" office:value-type="percentage" office:value="-0.163892825783089" calcext:value-type="percentage">
            <text:p>-16.39%</text:p>
          </table:table-cell>
          <table:table-cell table:number-columns-repeated="1011"/>
        </table:table-row>
        <table:table-row table:style-name="ro2">
          <table:covered-table-cell table:style-name="ce36"/>
          <table:covered-table-cell table:style-name="ce43"/>
          <table:table-cell table:style-name="ce37" office:value-type="string" calcext:value-type="string">
            <text:p>G_50</text:p>
          </table:table-cell>
          <table:table-cell table:style-name="ce53" office:value-type="float" office:value="2.58449561550403" calcext:value-type="float">
            <text:p>2.58</text:p>
          </table:table-cell>
          <table:table-cell table:style-name="ce53" office:value-type="float" office:value="0.228811397102869" calcext:value-type="float">
            <text:p>0.23</text:p>
          </table:table-cell>
          <table:table-cell table:style-name="ce53" office:value-type="float" office:value="104.180591891323" calcext:value-type="float">
            <text:p>104.18</text:p>
          </table:table-cell>
          <table:table-cell table:style-name="ce53" office:value-type="float" office:value="2.13076328543324" calcext:value-type="float">
            <text:p>2.13</text:p>
          </table:table-cell>
          <table:table-cell table:style-name="ce53" office:value-type="float" office:value="3.03822794557482" calcext:value-type="float">
            <text:p>3.04</text:p>
          </table:table-cell>
          <table:table-cell table:style-name="ce59" table:formula="of:=([.D45]-[.D39])/[.D39]" office:value-type="percentage" office:value="-0.338665400331618" calcext:value-type="percentage">
            <text:p>-33.9%</text:p>
          </table:table-cell>
          <table:table-cell table:style-name="ce69" table:formula="of:=([.D45]-[.D$33])/[.D$33]" office:value-type="percentage" office:value="-0.398068884431704" calcext:value-type="percentage">
            <text:p>-39.8%</text:p>
          </table:table-cell>
          <table:table-cell table:style-name="ce69" office:value-type="string" calcext:value-type="string">
            <text:p>NA</text:p>
          </table:table-cell>
          <table:table-cell table:style-name="ce84" table:formula="of:=([.D45]-[.D$40])/[.D$40]" office:value-type="percentage" office:value="-0.214723073287218" calcext:value-type="percentage">
            <text:p>-21.47%</text:p>
          </table:table-cell>
          <table:table-cell table:style-name="ce87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style-name="ce30" office:value-type="string" calcext:value-type="string" table:number-columns-spanned="1" table:number-rows-spanned="12">
            <text:p>29 to 62</text:p>
            <text:p>(Control)</text:p>
          </table:table-cell>
          <table:table-cell table:style-name="ce40" office:value-type="string" calcext:value-type="string" table:number-columns-spanned="1" table:number-rows-spanned="6">
            <text:p>Ambient</text:p>
          </table:table-cell>
          <table:table-cell table:style-name="ce38" office:value-type="string" calcext:value-type="string">
            <text:p>G_48</text:p>
          </table:table-cell>
          <table:table-cell table:style-name="ce50" office:value-type="float" office:value="4.17512999999996" calcext:value-type="float">
            <text:p>4.18</text:p>
          </table:table-cell>
          <table:table-cell table:style-name="ce50" office:value-type="float" office:value="0.217457651928715" calcext:value-type="float">
            <text:p>0.22</text:p>
          </table:table-cell>
          <table:table-cell table:style-name="ce50" office:value-type="float" office:value="90.5560953436465" calcext:value-type="float">
            <text:p>90.56</text:p>
          </table:table-cell>
          <table:table-cell table:style-name="ce50" office:value-type="float" office:value="3.74314855992929" calcext:value-type="float">
            <text:p>3.74</text:p>
          </table:table-cell>
          <table:table-cell table:style-name="ce50" office:value-type="float" office:value="4.60711144007063" calcext:value-type="float">
            <text:p>4.61</text:p>
          </table:table-cell>
          <table:table-cell table:style-name="ce57" office:value-type="string" calcext:value-type="string">
            <text:p>NA</text:p>
          </table:table-cell>
          <table:table-cell table:style-name="ce70" table:formula="of:=([.D46]-[.D$22])/[.D$22]" office:value-type="percentage" office:value="0.328090059197682" calcext:value-type="percentage">
            <text:p>32.8%</text:p>
          </table:table-cell>
          <table:table-cell table:style-name="ce66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87" table:formula="of:=([.D46]-[.D$51])/[.D$51]" office:value-type="percentage" office:value="0.421151522371794" calcext:value-type="percentage">
            <text:p>42.12%</text:p>
          </table:table-cell>
          <table:table-cell table:style-name="ce95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62</text:p>
          </table:table-cell>
          <table:table-cell table:style-name="ce51" office:value-type="float" office:value="3.83340672661513" calcext:value-type="float">
            <text:p>3.83</text:p>
          </table:table-cell>
          <table:table-cell table:style-name="ce51" office:value-type="float" office:value="0.228811397102871" calcext:value-type="float">
            <text:p>0.23</text:p>
          </table:table-cell>
          <table:table-cell table:style-name="ce51" office:value-type="float" office:value="104.180591891324" calcext:value-type="float">
            <text:p>104.18</text:p>
          </table:table-cell>
          <table:table-cell table:style-name="ce51" office:value-type="float" office:value="3.37967439654433" calcext:value-type="float">
            <text:p>3.38</text:p>
          </table:table-cell>
          <table:table-cell table:style-name="ce51" office:value-type="float" office:value="4.28713905668592" calcext:value-type="float">
            <text:p>4.29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47]-[.D$23])/[.D$23]" office:value-type="percentage" office:value="0.0890476713435688" calcext:value-type="percentage">
            <text:p>8.9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47]-[.D$46])/[.D$46]" office:value-type="percentage" office:value="-0.0818473373008346" calcext:value-type="percentage">
            <text:p>-8.18%</text:p>
          </table:table-cell>
          <table:table-cell table:style-name="ce87" table:formula="of:=([.D47]-[.D$51])/[.D$51]" office:value-type="percentage" office:value="0.304834054364635" calcext:value-type="percentage">
            <text:p>30.48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31</text:p>
          </table:table-cell>
          <table:table-cell table:style-name="ce51" office:value-type="float" office:value="4.63323210790727" calcext:value-type="float">
            <text:p>4.63</text:p>
          </table:table-cell>
          <table:table-cell table:style-name="ce51" office:value-type="float" office:value="0.304175522465312" calcext:value-type="float">
            <text:p>0.30</text:p>
          </table:table-cell>
          <table:table-cell table:style-name="ce51" office:value-type="float" office:value="193.445198834323" calcext:value-type="float">
            <text:p>193.45</text:p>
          </table:table-cell>
          <table:table-cell table:style-name="ce51" office:value-type="float" office:value="4.03330580119611" calcext:value-type="float">
            <text:p>4.03</text:p>
          </table:table-cell>
          <table:table-cell table:style-name="ce51" office:value-type="float" office:value="5.23315841461843" calcext:value-type="float">
            <text:p>5.23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48]-[.D$24])/[.D$24]" office:value-type="percentage" office:value="0.147830598310622" calcext:value-type="percentage">
            <text:p>14.8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48]-[.D$46])/[.D$46]" office:value-type="percentage" office:value="0.109721639304001" calcext:value-type="percentage">
            <text:p>10.97%</text:p>
          </table:table-cell>
          <table:table-cell table:style-name="ce87" table:formula="of:=([.D48]-[.D$51])/[.D$51]" office:value-type="percentage" office:value="0.577082597105804" calcext:value-type="percentage">
            <text:p>57.71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8</text:p>
          </table:table-cell>
          <table:table-cell table:style-name="ce51" office:value-type="float" office:value="2.09059999999999" calcext:value-type="float">
            <text:p>2.09</text:p>
          </table:table-cell>
          <table:table-cell table:style-name="ce51" office:value-type="float" office:value="0.47686776040098" calcext:value-type="float">
            <text:p>0.48</text:p>
          </table:table-cell>
          <table:table-cell table:style-name="ce51" office:value-type="float" office:value="285.758075865657" calcext:value-type="float">
            <text:p>285.76</text:p>
          </table:table-cell>
          <table:table-cell table:style-name="ce51" office:value-type="float" office:value="1.15198102684756" calcext:value-type="float">
            <text:p>1.15</text:p>
          </table:table-cell>
          <table:table-cell table:style-name="ce51" office:value-type="float" office:value="3.02921897315243" calcext:value-type="float">
            <text:p>3.03</text:p>
          </table:table-cell>
          <table:table-cell table:style-name="ce58" office:value-type="string" calcext:value-type="string">
            <text:p>NA</text:p>
          </table:table-cell>
          <table:table-cell table:style-name="ce68" table:formula="of:=([.D49]-[.D$25])/[.D$25]" office:value-type="percentage" office:value="-0.383667452830188" calcext:value-type="percentage">
            <text:p>-38.4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49]-[.D$46])/[.D$46]" office:value-type="percentage" office:value="-0.499273076526956" calcext:value-type="percentage">
            <text:p>-49.93%</text:p>
          </table:table-cell>
          <table:table-cell table:style-name="ce87" table:formula="of:=([.D49]-[.D$51])/[.D$51]" office:value-type="percentage" office:value="-0.288391170413739" calcext:value-type="percentage">
            <text:p>-28.84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7</text:p>
          </table:table-cell>
          <table:table-cell table:style-name="ce51" office:value-type="float" office:value="2.60996922279673" calcext:value-type="float">
            <text:p>2.61</text:p>
          </table:table-cell>
          <table:table-cell table:style-name="ce51" office:value-type="float" office:value="0.237579495705819" calcext:value-type="float">
            <text:p>0.24</text:p>
          </table:table-cell>
          <table:table-cell table:style-name="ce51" office:value-type="float" office:value="119.002565566922" calcext:value-type="float">
            <text:p>119.00</text:p>
          </table:table-cell>
          <table:table-cell table:style-name="ce51" office:value-type="float" office:value="2.13953819687265" calcext:value-type="float">
            <text:p>2.14</text:p>
          </table:table-cell>
          <table:table-cell table:style-name="ce51" office:value-type="float" office:value="3.08040024872082" calcext:value-type="float">
            <text:p>3.08</text:p>
          </table:table-cell>
          <table:table-cell table:style-name="ce58" office:value-type="string" calcext:value-type="string">
            <text:p>NA</text:p>
          </table:table-cell>
          <table:table-cell table:style-name="ce68" table:formula="of:=([.D50]-[.D$26])/[.D$26]" office:value-type="percentage" office:value="-0.300016967040982" calcext:value-type="percentage">
            <text:p>-30.0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50]-[.D$46])/[.D$46]" office:value-type="percentage" office:value="-0.374877136089953" calcext:value-type="percentage">
            <text:p>-37.49%</text:p>
          </table:table-cell>
          <table:table-cell table:style-name="ce87" table:formula="of:=([.D50]-[.D$51])/[.D$51]" office:value-type="percentage" office:value="-0.111605690284821" calcext:value-type="percentage">
            <text:p>-11.16%</text:p>
          </table:table-cell>
          <table:table-cell table:number-columns-repeated="1011"/>
        </table:table-row>
        <table:table-row table:style-name="ro2">
          <table:covered-table-cell table:style-name="ce37"/>
          <table:covered-table-cell table:style-name="ce44" office:value-type="string" calcext:value-type="string">
            <text:p>Ambient</text:p>
          </table:covered-table-cell>
          <table:table-cell table:style-name="ce37" office:value-type="string" calcext:value-type="string">
            <text:p>G_50</text:p>
          </table:table-cell>
          <table:table-cell table:style-name="ce53" office:value-type="float" office:value="2.93784999999999" calcext:value-type="float">
            <text:p>2.94</text:p>
          </table:table-cell>
          <table:table-cell table:style-name="ce53" office:value-type="float" office:value="0.338867181695364" calcext:value-type="float">
            <text:p>0.34</text:p>
          </table:table-cell>
          <table:table-cell table:style-name="ce53" office:value-type="float" office:value="226.290344378768" calcext:value-type="float">
            <text:p>226.29</text:p>
          </table:table-cell>
          <table:table-cell table:style-name="ce53" office:value-type="float" office:value="2.27011132653428" calcext:value-type="float">
            <text:p>2.27</text:p>
          </table:table-cell>
          <table:table-cell table:style-name="ce53" office:value-type="float" office:value="3.6055886734657" calcext:value-type="float">
            <text:p>3.61</text:p>
          </table:table-cell>
          <table:table-cell table:style-name="ce58" office:value-type="string" calcext:value-type="string">
            <text:p>NA</text:p>
          </table:table-cell>
          <table:table-cell table:style-name="ce71" table:formula="of:=([.D51]-[.D$27])/[.D$27]" office:value-type="percentage" office:value="-0.282098588193611" calcext:value-type="percentage">
            <text:p>-28.2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51]-[.D$46])/[.D$46]" office:value-type="percentage" office:value="-0.296345263500773" calcext:value-type="percentage">
            <text:p>-29.63%</text:p>
          </table:table-cell>
          <table:table-cell table:style-name="ce87" office:value-type="string" calcext:value-type="string">
            <text:p>NA</text:p>
          </table:table-cell>
          <table:table-cell table:style-name="ce97" table:number-columns-repeated="1011"/>
        </table:table-row>
        <table:table-row table:style-name="ro2">
          <table:covered-table-cell table:style-name="ce35"/>
          <table:table-cell table:style-name="ce41" office:value-type="string" calcext:value-type="string" table:number-columns-spanned="1" table:number-rows-spanned="6">
            <text:p>Nutrients</text:p>
          </table:table-cell>
          <table:table-cell table:style-name="ce35" office:value-type="string" calcext:value-type="string">
            <text:p>G_48</text:p>
          </table:table-cell>
          <table:table-cell table:style-name="ce51" office:value-type="float" office:value="2.62282894883741" calcext:value-type="float">
            <text:p>2.62</text:p>
          </table:table-cell>
          <table:table-cell table:style-name="ce51" office:value-type="float" office:value="0.165344122913442" calcext:value-type="float">
            <text:p>0.17</text:p>
          </table:table-cell>
          <table:table-cell table:style-name="ce51" office:value-type="float" office:value="36.113437103916" calcext:value-type="float">
            <text:p>36.11</text:p>
          </table:table-cell>
          <table:table-cell table:style-name="ce51" office:value-type="float" office:value="2.28753209528018" calcext:value-type="float">
            <text:p>2.29</text:p>
          </table:table-cell>
          <table:table-cell table:style-name="ce51" office:value-type="float" office:value="2.95812580239463" calcext:value-type="float">
            <text:p>2.96</text:p>
          </table:table-cell>
          <table:table-cell table:style-name="ce57" table:formula="of:=([.D52]-[.D46])/[.D46]" office:value-type="percentage" office:value="-0.371797058094614" calcext:value-type="percentage">
            <text:p>-37.2%</text:p>
          </table:table-cell>
          <table:table-cell table:style-name="ce66" table:formula="of:=([.D52]-[.D$28])/[.D$28]" office:value-type="percentage" office:value="-0.157530361685877" calcext:value-type="percentage">
            <text:p>-15.8%</text:p>
          </table:table-cell>
          <table:table-cell table:style-name="ce66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86" table:formula="of:=([.D52]-[.D$57])/[.D$57]" office:value-type="percentage" office:value="4.46265946671859" calcext:value-type="percentage">
            <text:p>446.27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2"/>
          <table:table-cell table:style-name="ce35" office:value-type="string" calcext:value-type="string">
            <text:p>G_62</text:p>
          </table:table-cell>
          <table:table-cell table:style-name="ce51" office:value-type="float" office:value="2.33918499999999" calcext:value-type="float">
            <text:p>2.34</text:p>
          </table:table-cell>
          <table:table-cell table:style-name="ce51" office:value-type="float" office:value="0.157395843548707" calcext:value-type="float">
            <text:p>0.16</text:p>
          </table:table-cell>
          <table:table-cell table:style-name="ce51" office:value-type="float" office:value="30.421526238538" calcext:value-type="float">
            <text:p>30.42</text:p>
          </table:table-cell>
          <table:table-cell table:style-name="ce51" office:value-type="float" office:value="2.01792647288436" calcext:value-type="float">
            <text:p>2.02</text:p>
          </table:table-cell>
          <table:table-cell table:style-name="ce51" office:value-type="float" office:value="2.66044352711562" calcext:value-type="float">
            <text:p>2.66</text:p>
          </table:table-cell>
          <table:table-cell table:style-name="ce58" table:formula="of:=([.D53]-[.D47])/[.D47]" office:value-type="percentage" office:value="-0.389789509221873" calcext:value-type="percentage">
            <text:p>-39.0%</text:p>
          </table:table-cell>
          <table:table-cell table:style-name="ce67" table:formula="of:=([.D53]-[.D$29])/[.D$29]" office:value-type="percentage" office:value="-0.221761992451126" calcext:value-type="percentage">
            <text:p>-22.2%</text:p>
          </table:table-cell>
          <table:table-cell table:style-name="ce67" office:value-type="string" calcext:value-type="string">
            <text:p>NA</text:p>
          </table:table-cell>
          <table:table-cell table:style-name="ce83" table:formula="of:=([.D53]-[.D$52])/[.D$52]" office:value-type="percentage" office:value="-0.108144280229615" calcext:value-type="percentage">
            <text:p>-10.81%</text:p>
          </table:table-cell>
          <table:table-cell table:style-name="ce87" table:formula="of:=([.D53]-[.D$57])/[.D$57]" office:value-type="percentage" office:value="3.87190409055081" calcext:value-type="percentage">
            <text:p>387.19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31</text:p>
          </table:table-cell>
          <table:table-cell table:style-name="ce51" office:value-type="float" office:value="1.53472368541239" calcext:value-type="float">
            <text:p>1.53</text:p>
          </table:table-cell>
          <table:table-cell table:style-name="ce51" office:value-type="float" office:value="0.207934850605058" calcext:value-type="float">
            <text:p>0.21</text:p>
          </table:table-cell>
          <table:table-cell table:style-name="ce51" office:value-type="float" office:value="78.7684884343788" calcext:value-type="float">
            <text:p>78.77</text:p>
          </table:table-cell>
          <table:table-cell table:style-name="ce51" office:value-type="float" office:value="1.1208208030242" calcext:value-type="float">
            <text:p>1.12</text:p>
          </table:table-cell>
          <table:table-cell table:style-name="ce51" office:value-type="float" office:value="1.94862656780057" calcext:value-type="float">
            <text:p>1.95</text:p>
          </table:table-cell>
          <table:table-cell table:style-name="ce58" table:formula="of:=([.D54]-[.D48])/[.D48]" office:value-type="percentage" office:value="-0.668757435485875" calcext:value-type="percentage">
            <text:p>-66.9%</text:p>
          </table:table-cell>
          <table:table-cell table:style-name="ce67" table:formula="of:=([.D54]-[.D$30])/[.D$30]" office:value-type="percentage" office:value="-0.651634335464822" calcext:value-type="percentage">
            <text:p>-65.2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54]-[.D$52])/[.D$52]" office:value-type="percentage" office:value="-0.41485940739953" calcext:value-type="percentage">
            <text:p>-41.49%</text:p>
          </table:table-cell>
          <table:table-cell table:style-name="ce87" table:formula="of:=([.D54]-[.D$57])/[.D$57]" office:value-type="percentage" office:value="2.19642379753028" calcext:value-type="percentage">
            <text:p>219.64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08</text:p>
          </table:table-cell>
          <table:table-cell table:style-name="ce51" office:value-type="float" office:value="1.03307982015452" calcext:value-type="float">
            <text:p>1.03</text:p>
          </table:table-cell>
          <table:table-cell table:style-name="ce51" office:value-type="float" office:value="0.279069292580606" calcext:value-type="float">
            <text:p>0.28</text:p>
          </table:table-cell>
          <table:table-cell table:style-name="ce51" office:value-type="float" office:value="162.454579343319" calcext:value-type="float">
            <text:p>162.45</text:p>
          </table:table-cell>
          <table:table-cell table:style-name="ce51" office:value-type="float" office:value="0.482008886950064" calcext:value-type="float">
            <text:p>0.48</text:p>
          </table:table-cell>
          <table:table-cell table:style-name="ce51" office:value-type="float" office:value="1.58415075335898" calcext:value-type="float">
            <text:p>1.58</text:p>
          </table:table-cell>
          <table:table-cell table:style-name="ce58" table:formula="of:=([.D55]-[.D49])/[.D49]" office:value-type="percentage" office:value="-0.50584529792666" calcext:value-type="percentage">
            <text:p>-50.6%</text:p>
          </table:table-cell>
          <table:table-cell table:style-name="ce67" table:formula="of:=([.D55]-[.D$31])/[.D$31]" office:value-type="percentage" office:value="-0.764037164727039" calcext:value-type="percentage">
            <text:p>-76.4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55]-[.D$52])/[.D$52]" office:value-type="percentage" office:value="-0.606120017619738" calcext:value-type="percentage">
            <text:p>-60.61%</text:p>
          </table:table-cell>
          <table:table-cell table:style-name="ce87" table:formula="of:=([.D55]-[.D$57])/[.D$57]" office:value-type="percentage" office:value="1.15163221450049" calcext:value-type="percentage">
            <text:p>115.16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07</text:p>
          </table:table-cell>
          <table:table-cell table:style-name="ce51" office:value-type="float" office:value="0.952674149384479" calcext:value-type="float">
            <text:p>0.95</text:p>
          </table:table-cell>
          <table:table-cell table:style-name="ce51" office:value-type="float" office:value="0.16960074053204" calcext:value-type="float">
            <text:p>0.17</text:p>
          </table:table-cell>
          <table:table-cell table:style-name="ce51" office:value-type="float" office:value="39.8170056316133" calcext:value-type="float">
            <text:p>39.82</text:p>
          </table:table-cell>
          <table:table-cell table:style-name="ce51" office:value-type="float" office:value="0.609849186768735" calcext:value-type="float">
            <text:p>0.61</text:p>
          </table:table-cell>
          <table:table-cell table:style-name="ce51" office:value-type="float" office:value="1.29549911200022" calcext:value-type="float">
            <text:p>1.30</text:p>
          </table:table-cell>
          <table:table-cell table:style-name="ce58" table:formula="of:=([.D56]-[.D50])/[.D50]" office:value-type="percentage" office:value="-0.63498644311076" calcext:value-type="percentage">
            <text:p>-63.5%</text:p>
          </table:table-cell>
          <table:table-cell table:style-name="ce67" table:formula="of:=([.D56]-[.D$32])/[.D$32]" office:value-type="percentage" office:value="-0.763249045687608" calcext:value-type="percentage">
            <text:p>-76.3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56]-[.D$52])/[.D$52]" office:value-type="percentage" office:value="-0.636776103982397" calcext:value-type="percentage">
            <text:p>-63.68%</text:p>
          </table:table-cell>
          <table:table-cell table:style-name="ce87" table:formula="of:=([.D56]-[.D$57])/[.D$57]" office:value-type="percentage" office:value="0.984168454118967" calcext:value-type="percentage">
            <text:p>98.42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50</text:p>
          </table:table-cell>
          <table:table-cell table:style-name="ce51" office:value-type="float" office:value="0.480137735990514" calcext:value-type="float">
            <text:p>0.48</text:p>
          </table:table-cell>
          <table:table-cell table:style-name="ce51" office:value-type="float" office:value="0.238622717181062" calcext:value-type="float">
            <text:p>0.24</text:p>
          </table:table-cell>
          <table:table-cell table:style-name="ce51" office:value-type="float" office:value="120.343449726189" calcext:value-type="float">
            <text:p>120.34</text:p>
          </table:table-cell>
          <table:table-cell table:style-name="ce51" office:value-type="float" office:value="0.00769509532451212" calcext:value-type="float">
            <text:p>0.01</text:p>
          </table:table-cell>
          <table:table-cell table:style-name="ce51" office:value-type="float" office:value="0.952580376656517" calcext:value-type="float">
            <text:p>0.95</text:p>
          </table:table-cell>
          <table:table-cell table:style-name="ce59" table:formula="of:=([.D57]-[.D51])/[.D51]" office:value-type="percentage" office:value="-0.836568328542807" calcext:value-type="percentage">
            <text:p>-83.7%</text:p>
          </table:table-cell>
          <table:table-cell table:style-name="ce69" table:formula="of:=([.D57]-[.D$33])/[.D$33]" office:value-type="percentage" office:value="-0.88817553362541" calcext:value-type="percentage">
            <text:p>-88.8%</text:p>
          </table:table-cell>
          <table:table-cell table:style-name="ce69" office:value-type="string" calcext:value-type="string">
            <text:p>NA</text:p>
          </table:table-cell>
          <table:table-cell table:style-name="ce83" table:formula="of:=([.D57]-[.D$52])/[.D$52]" office:value-type="percentage" office:value="-0.816938982542747" calcext:value-type="percentage">
            <text:p>-81.69%</text:p>
          </table:table-cell>
          <table:table-cell table:style-name="ce88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style-name="ce30" office:value-type="string" calcext:value-type="string" table:number-columns-spanned="1" table:number-rows-spanned="12">
            <text:p>62 to 75</text:p>
            <text:p>(Control)</text:p>
          </table:table-cell>
          <table:table-cell table:style-name="ce40" office:value-type="string" calcext:value-type="string" table:number-columns-spanned="1" table:number-rows-spanned="6">
            <text:p>Ambient</text:p>
          </table:table-cell>
          <table:table-cell table:style-name="ce38" office:value-type="string" calcext:value-type="string">
            <text:p>G_48</text:p>
          </table:table-cell>
          <table:table-cell table:style-name="ce50" office:value-type="float" office:value="4.13511999999994" calcext:value-type="float">
            <text:p>4.14</text:p>
          </table:table-cell>
          <table:table-cell table:style-name="ce50" office:value-type="float" office:value="0.217457651928713" calcext:value-type="float">
            <text:p>0.22</text:p>
          </table:table-cell>
          <table:table-cell table:style-name="ce50" office:value-type="float" office:value="90.5560953436387" calcext:value-type="float">
            <text:p>90.56</text:p>
          </table:table-cell>
          <table:table-cell table:style-name="ce50" office:value-type="float" office:value="3.70313855992927" calcext:value-type="float">
            <text:p>3.70</text:p>
          </table:table-cell>
          <table:table-cell table:style-name="ce50" office:value-type="float" office:value="4.56710144007061" calcext:value-type="float">
            <text:p>4.57</text:p>
          </table:table-cell>
          <table:table-cell table:style-name="ce57" office:value-type="string" calcext:value-type="string">
            <text:p>NA</text:p>
          </table:table-cell>
          <table:table-cell table:style-name="ce70" table:formula="of:=([.D58]-[.D$22])/[.D$22]" office:value-type="percentage" office:value="0.315363058297464" calcext:value-type="percentage">
            <text:p>31.5%</text:p>
          </table:table-cell>
          <table:table-cell table:style-name="ce66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89" table:formula="of:=([.D58]-[.D$63])/[.D$63]" office:value-type="percentage" office:value="0.520628091271795" calcext:value-type="percentage">
            <text:p>52.06%</text:p>
          </table:table-cell>
          <table:table-cell table:style-name="ce95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62</text:p>
          </table:table-cell>
          <table:table-cell table:style-name="ce51" office:value-type="float" office:value="3.85788450439291" calcext:value-type="float">
            <text:p>3.86</text:p>
          </table:table-cell>
          <table:table-cell table:style-name="ce51" office:value-type="float" office:value="0.228811397102871" calcext:value-type="float">
            <text:p>0.23</text:p>
          </table:table-cell>
          <table:table-cell table:style-name="ce51" office:value-type="float" office:value="104.180591891324" calcext:value-type="float">
            <text:p>104.18</text:p>
          </table:table-cell>
          <table:table-cell table:style-name="ce51" office:value-type="float" office:value="3.40415217432211" calcext:value-type="float">
            <text:p>3.40</text:p>
          </table:table-cell>
          <table:table-cell table:style-name="ce51" office:value-type="float" office:value="4.3116168344637" calcext:value-type="float">
            <text:p>4.31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59]-[.D$23])/[.D$23]" office:value-type="percentage" office:value="0.0960016599990056" calcext:value-type="percentage">
            <text:p>9.6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59]-[.D$58])/[.D$58]" office:value-type="percentage" office:value="-0.0670441234128718" calcext:value-type="percentage">
            <text:p>-6.70%</text:p>
          </table:table-cell>
          <table:table-cell table:style-name="ce89" table:formula="of:=([.D59]-[.D$63])/[.D$63]" office:value-type="percentage" office:value="0.418678913855489" calcext:value-type="percentage">
            <text:p>41.87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31</text:p>
          </table:table-cell>
          <table:table-cell table:style-name="ce51" office:value-type="float" office:value="4.09253210790727" calcext:value-type="float">
            <text:p>4.09</text:p>
          </table:table-cell>
          <table:table-cell table:style-name="ce51" office:value-type="float" office:value="0.304175522465312" calcext:value-type="float">
            <text:p>0.30</text:p>
          </table:table-cell>
          <table:table-cell table:style-name="ce51" office:value-type="float" office:value="193.445198834325" calcext:value-type="float">
            <text:p>193.45</text:p>
          </table:table-cell>
          <table:table-cell table:style-name="ce51" office:value-type="float" office:value="3.49260580119611" calcext:value-type="float">
            <text:p>3.49</text:p>
          </table:table-cell>
          <table:table-cell table:style-name="ce51" office:value-type="float" office:value="4.69245841461843" calcext:value-type="float">
            <text:p>4.69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60]-[.D$24])/[.D$24]" office:value-type="percentage" office:value="0.0138783183358377" calcext:value-type="percentage">
            <text:p>1.4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60]-[.D$58])/[.D$58]" office:value-type="percentage" office:value="-0.010299070424237" calcext:value-type="percentage">
            <text:p>-1.03%</text:p>
          </table:table-cell>
          <table:table-cell table:style-name="ce89" table:formula="of:=([.D60]-[.D$63])/[.D$63]" office:value-type="percentage" office:value="0.504967035470713" calcext:value-type="percentage">
            <text:p>50.50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8</text:p>
          </table:table-cell>
          <table:table-cell table:style-name="ce51" office:value-type="float" office:value="2.06254999999999" calcext:value-type="float">
            <text:p>2.06</text:p>
          </table:table-cell>
          <table:table-cell table:style-name="ce51" office:value-type="float" office:value="0.47686776040098" calcext:value-type="float">
            <text:p>0.48</text:p>
          </table:table-cell>
          <table:table-cell table:style-name="ce51" office:value-type="float" office:value="285.758075865657" calcext:value-type="float">
            <text:p>285.76</text:p>
          </table:table-cell>
          <table:table-cell table:style-name="ce51" office:value-type="float" office:value="1.12393102684756" calcext:value-type="float">
            <text:p>1.12</text:p>
          </table:table-cell>
          <table:table-cell table:style-name="ce51" office:value-type="float" office:value="3.00116897315243" calcext:value-type="float">
            <text:p>3.00</text:p>
          </table:table-cell>
          <table:table-cell table:style-name="ce58" office:value-type="string" calcext:value-type="string">
            <text:p>NA</text:p>
          </table:table-cell>
          <table:table-cell table:style-name="ce68" table:formula="of:=([.D61]-[.D$25])/[.D$25]" office:value-type="percentage" office:value="-0.391936910377358" calcext:value-type="percentage">
            <text:p>-39.2%</text:p>
          </table:table-cell>
          <table:table-cell table:style-name="ce77" office:value-type="string" calcext:value-type="string">
            <text:p>NA</text:p>
          </table:table-cell>
          <table:table-cell table:style-name="ce85" table:formula="of:=([.D61]-[.D$58])/[.D$58]" office:value-type="percentage" office:value="-0.501211573061962" calcext:value-type="percentage">
            <text:p>-50.12%</text:p>
          </table:table-cell>
          <table:table-cell table:style-name="ce87" table:formula="of:=([.D61]-[.D$63])/[.D$63]" office:value-type="percentage" office:value="-0.24152830639675" calcext:value-type="percentage">
            <text:p>-24.15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7</text:p>
          </table:table-cell>
          <table:table-cell table:style-name="ce51" office:value-type="float" office:value="2.48646228217071" calcext:value-type="float">
            <text:p>2.49</text:p>
          </table:table-cell>
          <table:table-cell table:style-name="ce51" office:value-type="float" office:value="0.228811397102867" calcext:value-type="float">
            <text:p>0.23</text:p>
          </table:table-cell>
          <table:table-cell table:style-name="ce51" office:value-type="float" office:value="104.180591891323" calcext:value-type="float">
            <text:p>104.18</text:p>
          </table:table-cell>
          <table:table-cell table:style-name="ce51" office:value-type="float" office:value="2.03272995209993" calcext:value-type="float">
            <text:p>2.03</text:p>
          </table:table-cell>
          <table:table-cell table:style-name="ce51" office:value-type="float" office:value="2.94019461224149" calcext:value-type="float">
            <text:p>2.94</text:p>
          </table:table-cell>
          <table:table-cell table:style-name="ce58" office:value-type="string" calcext:value-type="string">
            <text:p>NA</text:p>
          </table:table-cell>
          <table:table-cell table:style-name="ce68" table:formula="of:=([.D62]-[.D$26])/[.D$26]" office:value-type="percentage" office:value="-0.33314102158376" calcext:value-type="percentage">
            <text:p>-33.3%</text:p>
          </table:table-cell>
          <table:table-cell table:style-name="ce77" office:value-type="string" calcext:value-type="string">
            <text:p>NA</text:p>
          </table:table-cell>
          <table:table-cell table:style-name="ce85" table:formula="of:=([.D62]-[.D$58])/[.D$58]" office:value-type="percentage" office:value="-0.398696462939226" calcext:value-type="percentage">
            <text:p>-39.87%</text:p>
          </table:table-cell>
          <table:table-cell table:style-name="ce87" table:formula="of:=([.D62]-[.D$63])/[.D$63]" office:value-type="percentage" office:value="-0.085640950164297" calcext:value-type="percentage">
            <text:p>-8.56%</text:p>
          </table:table-cell>
          <table:table-cell table:number-columns-repeated="1011"/>
        </table:table-row>
        <table:table-row table:style-name="ro2">
          <table:covered-table-cell table:style-name="ce37"/>
          <table:covered-table-cell table:style-name="ce44" office:value-type="string" calcext:value-type="string">
            <text:p>Ambient</text:p>
          </table:covered-table-cell>
          <table:table-cell table:style-name="ce37" office:value-type="string" calcext:value-type="string">
            <text:p>G_50</text:p>
          </table:table-cell>
          <table:table-cell table:style-name="ce53" office:value-type="float" office:value="2.71934999999999" calcext:value-type="float">
            <text:p>2.72</text:p>
          </table:table-cell>
          <table:table-cell table:style-name="ce53" office:value-type="float" office:value="0.338867181695364" calcext:value-type="float">
            <text:p>0.34</text:p>
          </table:table-cell>
          <table:table-cell table:style-name="ce53" office:value-type="float" office:value="226.290344378768" calcext:value-type="float">
            <text:p>226.29</text:p>
          </table:table-cell>
          <table:table-cell table:style-name="ce53" office:value-type="float" office:value="2.05161132653428" calcext:value-type="float">
            <text:p>2.05</text:p>
          </table:table-cell>
          <table:table-cell table:style-name="ce53" office:value-type="float" office:value="3.3870886734657" calcext:value-type="float">
            <text:p>3.39</text:p>
          </table:table-cell>
          <table:table-cell table:style-name="ce58" office:value-type="string" calcext:value-type="string">
            <text:p>NA</text:p>
          </table:table-cell>
          <table:table-cell table:style-name="ce71" table:formula="of:=([.D63]-[.D$27])/[.D$27]" office:value-type="percentage" office:value="-0.335491871880558" calcext:value-type="percentage">
            <text:p>-33.5%</text:p>
          </table:table-cell>
          <table:table-cell table:style-name="ce77" office:value-type="string" calcext:value-type="string">
            <text:p>NA</text:p>
          </table:table-cell>
          <table:table-cell table:style-name="ce85" table:formula="of:=([.D63]-[.D$58])/[.D$58]" office:value-type="percentage" office:value="-0.342377004778572" calcext:value-type="percentage">
            <text:p>-34.24%</text:p>
          </table:table-cell>
          <table:table-cell table:style-name="ce87" office:value-type="string" calcext:value-type="string">
            <text:p>NA</text:p>
          </table:table-cell>
          <table:table-cell table:style-name="ce97" table:number-columns-repeated="1011"/>
        </table:table-row>
        <table:table-row table:style-name="ro2">
          <table:covered-table-cell table:style-name="ce35"/>
          <table:table-cell table:style-name="ce41" office:value-type="string" calcext:value-type="string" table:number-columns-spanned="1" table:number-rows-spanned="6">
            <text:p>Nutrients</text:p>
          </table:table-cell>
          <table:table-cell table:style-name="ce35" office:value-type="string" calcext:value-type="string">
            <text:p>G_48</text:p>
          </table:table-cell>
          <table:table-cell table:style-name="ce51" office:value-type="float" office:value="1.79172894883741" calcext:value-type="float">
            <text:p>1.79</text:p>
          </table:table-cell>
          <table:table-cell table:style-name="ce51" office:value-type="float" office:value="0.165344122913442" calcext:value-type="float">
            <text:p>0.17</text:p>
          </table:table-cell>
          <table:table-cell table:style-name="ce51" office:value-type="float" office:value="36.1134371039158" calcext:value-type="float">
            <text:p>36.11</text:p>
          </table:table-cell>
          <table:table-cell table:style-name="ce51" office:value-type="float" office:value="1.45643209528018" calcext:value-type="float">
            <text:p>1.46</text:p>
          </table:table-cell>
          <table:table-cell table:style-name="ce51" office:value-type="float" office:value="2.12702580239463" calcext:value-type="float">
            <text:p>2.13</text:p>
          </table:table-cell>
          <table:table-cell table:style-name="ce57" table:formula="of:=([.D64]-[.D58])/[.D58]" office:value-type="percentage" office:value="-0.566704485277952" calcext:value-type="percentage">
            <text:p>-56.7%</text:p>
          </table:table-cell>
          <table:table-cell table:style-name="ce66" table:formula="of:=([.D64]-[.D$28])/[.D$28]" office:value-type="percentage" office:value="-0.424485062148988" calcext:value-type="percentage">
            <text:p>-42.4%</text:p>
          </table:table-cell>
          <table:table-cell table:style-name="ce66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86" table:formula="of:=([.D64]-[.D$69])/[.D$69]" office:value-type="percentage" office:value="-14.7789757522525" calcext:value-type="percentage">
            <text:p>-1477.90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2"/>
          <table:table-cell table:style-name="ce35" office:value-type="string" calcext:value-type="string">
            <text:p>G_62</text:p>
          </table:table-cell>
          <table:table-cell table:style-name="ce51" office:value-type="float" office:value="1.63283499999999" calcext:value-type="float">
            <text:p>1.63</text:p>
          </table:table-cell>
          <table:table-cell table:style-name="ce51" office:value-type="float" office:value="0.157395843548707" calcext:value-type="float">
            <text:p>0.16</text:p>
          </table:table-cell>
          <table:table-cell table:style-name="ce51" office:value-type="float" office:value="30.4215262385377" calcext:value-type="float">
            <text:p>30.42</text:p>
          </table:table-cell>
          <table:table-cell table:style-name="ce51" office:value-type="float" office:value="1.31157647288436" calcext:value-type="float">
            <text:p>1.31</text:p>
          </table:table-cell>
          <table:table-cell table:style-name="ce51" office:value-type="float" office:value="1.95409352711562" calcext:value-type="float">
            <text:p>1.95</text:p>
          </table:table-cell>
          <table:table-cell table:style-name="ce58" table:formula="of:=([.D65]-[.D59])/[.D59]" office:value-type="percentage" office:value="-0.576753788730402" calcext:value-type="percentage">
            <text:p>-57.7%</text:p>
          </table:table-cell>
          <table:table-cell table:style-name="ce67" table:formula="of:=([.D65]-[.D$29])/[.D$29]" office:value-type="percentage" office:value="-0.45676196749891" calcext:value-type="percentage">
            <text:p>-45.7%</text:p>
          </table:table-cell>
          <table:table-cell table:style-name="ce67" office:value-type="string" calcext:value-type="string">
            <text:p>NA</text:p>
          </table:table-cell>
          <table:table-cell table:style-name="ce83" table:formula="of:=([.D65]-[.D$64])/[.D$64]" office:value-type="percentage" office:value="-0.0886819119267569" calcext:value-type="percentage">
            <text:p>-8.87%</text:p>
          </table:table-cell>
          <table:table-cell table:style-name="ce87" table:formula="of:=([.D65]-[.D$69])/[.D$69]" office:value-type="percentage" office:value="-13.5570298381503" calcext:value-type="percentage">
            <text:p>-1355.70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31</text:p>
          </table:table-cell>
          <table:table-cell table:style-name="ce51" office:value-type="float" office:value="0.895787321776022" calcext:value-type="float">
            <text:p>0.90</text:p>
          </table:table-cell>
          <table:table-cell table:style-name="ce51" office:value-type="float" office:value="0.207934850605058" calcext:value-type="float">
            <text:p>0.21</text:p>
          </table:table-cell>
          <table:table-cell table:style-name="ce51" office:value-type="float" office:value="78.7684884343796" calcext:value-type="float">
            <text:p>78.77</text:p>
          </table:table-cell>
          <table:table-cell table:style-name="ce51" office:value-type="float" office:value="0.481884439387835" calcext:value-type="float">
            <text:p>0.48</text:p>
          </table:table-cell>
          <table:table-cell table:style-name="ce51" office:value-type="float" office:value="1.30969020416421" calcext:value-type="float">
            <text:p>1.31</text:p>
          </table:table-cell>
          <table:table-cell table:style-name="ce58" table:formula="of:=([.D66]-[.D60])/[.D60]" office:value-type="percentage" office:value="-0.781116605036463" calcext:value-type="percentage">
            <text:p>-78.1%</text:p>
          </table:table-cell>
          <table:table-cell table:style-name="ce67" table:formula="of:=([.D66]-[.D$30])/[.D$30]" office:value-type="percentage" office:value="-0.796665974078039" calcext:value-type="percentage">
            <text:p>-79.7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66]-[.D$64])/[.D$64]" office:value-type="percentage" office:value="-0.500043060443229" calcext:value-type="percentage">
            <text:p>-50.00%</text:p>
          </table:table-cell>
          <table:table-cell table:style-name="ce87" table:formula="of:=([.D66]-[.D$69])/[.D$69]" office:value-type="percentage" office:value="-7.88889454732311" calcext:value-type="percentage">
            <text:p>-788.89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08</text:p>
          </table:table-cell>
          <table:table-cell table:style-name="ce51" office:value-type="float" office:value="0.513246486821187" calcext:value-type="float">
            <text:p>0.51</text:p>
          </table:table-cell>
          <table:table-cell table:style-name="ce51" office:value-type="float" office:value="0.279069292580607" calcext:value-type="float">
            <text:p>0.28</text:p>
          </table:table-cell>
          <table:table-cell table:style-name="ce51" office:value-type="float" office:value="162.454579343319" calcext:value-type="float">
            <text:p>162.45</text:p>
          </table:table-cell>
          <table:table-cell table:style-name="ce51" office:value-type="float" office:value="-0.0378244463832721" calcext:value-type="float">
            <text:p>-0.04</text:p>
          </table:table-cell>
          <table:table-cell table:style-name="ce51" office:value-type="float" office:value="1.06431742002565" calcext:value-type="float">
            <text:p>1.06</text:p>
          </table:table-cell>
          <table:table-cell table:style-name="ce58" table:formula="of:=([.D67]-[.D61])/[.D61]" office:value-type="percentage" office:value="-0.751159251013944" calcext:value-type="percentage">
            <text:p>-75.1%</text:p>
          </table:table-cell>
          <table:table-cell table:style-name="ce67" table:formula="of:=([.D67]-[.D$31])/[.D$31]" office:value-type="percentage" office:value="-0.882770823840021" calcext:value-type="percentage">
            <text:p>-88.3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67]-[.D$64])/[.D$64]" office:value-type="percentage" office:value="-0.7135468022916" calcext:value-type="percentage">
            <text:p>-71.35%</text:p>
          </table:table-cell>
          <table:table-cell table:style-name="ce87" table:formula="of:=([.D67]-[.D$69])/[.D$69]" office:value-type="percentage" office:value="-4.94703166537923" calcext:value-type="percentage">
            <text:p>-494.70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07</text:p>
          </table:table-cell>
          <table:table-cell table:style-name="ce51" office:value-type="float" office:value="0.785933027695392" calcext:value-type="float">
            <text:p>0.79</text:p>
          </table:table-cell>
          <table:table-cell table:style-name="ce51" office:value-type="float" office:value="0.173019029924904" calcext:value-type="float">
            <text:p>0.17</text:p>
          </table:table-cell>
          <table:table-cell table:style-name="ce51" office:value-type="float" office:value="42.8701551132411" calcext:value-type="float">
            <text:p>42.87</text:p>
          </table:table-cell>
          <table:table-cell table:style-name="ce51" office:value-type="float" office:value="0.436976334967138" calcext:value-type="float">
            <text:p>0.44</text:p>
          </table:table-cell>
          <table:table-cell table:style-name="ce51" office:value-type="float" office:value="1.13488972042365" calcext:value-type="float">
            <text:p>1.13</text:p>
          </table:table-cell>
          <table:table-cell table:style-name="ce58" table:formula="of:=([.D68]-[.D62])/[.D62]" office:value-type="percentage" office:value="-0.683915161982967" calcext:value-type="percentage">
            <text:p>-68.4%</text:p>
          </table:table-cell>
          <table:table-cell table:style-name="ce67" table:formula="of:=([.D68]-[.D$32])/[.D$32]" office:value-type="percentage" office:value="-0.804686214638309" calcext:value-type="percentage">
            <text:p>-80.5%</text:p>
          </table:table-cell>
          <table:table-cell table:style-name="ce77" office:value-type="string" calcext:value-type="string">
            <text:p>NA</text:p>
          </table:table-cell>
          <table:table-cell table:style-name="ce83" table:formula="of:=([.D68]-[.D$64])/[.D$64]" office:value-type="percentage" office:value="-0.561354953713643" calcext:value-type="percentage">
            <text:p>-56.14%</text:p>
          </table:table-cell>
          <table:table-cell table:style-name="ce87" table:formula="of:=([.D68]-[.D$69])/[.D$69]" office:value-type="percentage" office:value="-7.04407945662538" calcext:value-type="percentage">
            <text:p>-704.41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50</text:p>
          </table:table-cell>
          <table:table-cell table:style-name="ce51" office:value-type="float" office:value="-0.13003353667594" calcext:value-type="float">
            <text:p>-0.13</text:p>
          </table:table-cell>
          <table:table-cell table:style-name="ce51" office:value-type="float" office:value="0.283911382136178" calcext:value-type="float">
            <text:p>0.28</text:p>
          </table:table-cell>
          <table:table-cell table:style-name="ce51" office:value-type="float" office:value="204.823174692454" calcext:value-type="float">
            <text:p>204.82</text:p>
          </table:table-cell>
          <table:table-cell table:style-name="ce51" office:value-type="float" office:value="-0.689797080675558" calcext:value-type="float">
            <text:p>-0.69</text:p>
          </table:table-cell>
          <table:table-cell table:style-name="ce51" office:value-type="float" office:value="0.429730007323677" calcext:value-type="float">
            <text:p>0.43</text:p>
          </table:table-cell>
          <table:table-cell table:style-name="ce59" table:formula="of:=([.D69]-[.D63])/[.D63]" office:value-type="percentage" office:value="-1.0478178743729" calcext:value-type="percentage">
            <text:p>-104.8%</text:p>
          </table:table-cell>
          <table:table-cell table:style-name="ce69" table:formula="of:=([.D69]-[.D$33])/[.D$33]" office:value-type="percentage" office:value="-1.03028491568069" calcext:value-type="percentage">
            <text:p>-103.0%</text:p>
          </table:table-cell>
          <table:table-cell table:style-name="ce69" office:value-type="string" calcext:value-type="string">
            <text:p>NA</text:p>
          </table:table-cell>
          <table:table-cell table:style-name="ce83" table:formula="of:=([.D69]-[.D$64])/[.D$64]" office:value-type="percentage" office:value="-1.07257433484028" calcext:value-type="percentage">
            <text:p>-107.26%</text:p>
          </table:table-cell>
          <table:table-cell table:style-name="ce88" table:formula="of:=([.D69]-[.D$69])/[.D$69]" office:value-type="percentage" office:value="-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30" office:value-type="string" calcext:value-type="string" table:number-columns-spanned="1" table:number-rows-spanned="12">
            <text:p>75 to 91</text:p>
            <text:p>(Ramp-up)</text:p>
          </table:table-cell>
          <table:table-cell table:style-name="ce40" office:value-type="string" calcext:value-type="string" table:number-columns-spanned="1" table:number-rows-spanned="6">
            <text:p>Ambient</text:p>
          </table:table-cell>
          <table:table-cell table:style-name="ce38" office:value-type="string" calcext:value-type="string">
            <text:p>G_48</text:p>
          </table:table-cell>
          <table:table-cell table:style-name="ce50" office:value-type="float" office:value="2.8970689073211" calcext:value-type="float">
            <text:p>2.90</text:p>
          </table:table-cell>
          <table:table-cell table:style-name="ce50" office:value-type="float" office:value="0.234243627247365" calcext:value-type="float">
            <text:p>0.23</text:p>
          </table:table-cell>
          <table:table-cell table:style-name="ce50" office:value-type="float" office:value="117.366260162647" calcext:value-type="float">
            <text:p>117.37</text:p>
          </table:table-cell>
          <table:table-cell table:style-name="ce50" office:value-type="float" office:value="2.43317680423686" calcext:value-type="float">
            <text:p>2.43</text:p>
          </table:table-cell>
          <table:table-cell table:style-name="ce50" office:value-type="float" office:value="3.36096101040534" calcext:value-type="float">
            <text:p>3.36</text:p>
          </table:table-cell>
          <table:table-cell table:style-name="ce57" office:value-type="string" calcext:value-type="string">
            <text:p>NA</text:p>
          </table:table-cell>
          <table:table-cell table:style-name="ce66" table:formula="of:=([.D70]-[.D$22])/[.D$22]" office:value-type="percentage" office:value="-0.0784554213584054" calcext:value-type="percentage">
            <text:p>-7.8%</text:p>
          </table:table-cell>
          <table:table-cell table:style-name="ce78" table:formula="of:=([.D70]-[.D58])/[.D58]" office:value-type="percentage" office:value="-0.299399072500643" calcext:value-type="percentage">
            <text:p>-29.94%</text:p>
          </table:table-cell>
          <table:table-cell table:style-name="ce82" office:value-type="string" calcext:value-type="string">
            <text:p>NA</text:p>
          </table:table-cell>
          <table:table-cell table:style-name="ce87" table:formula="of:=([.D70]-[.D$75])/[.D$75]" office:value-type="percentage" office:value="0.732359982252922" calcext:value-type="percentage">
            <text:p>73.24%</text:p>
          </table:table-cell>
          <table:table-cell table:style-name="ce95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62</text:p>
          </table:table-cell>
          <table:table-cell table:style-name="ce51" office:value-type="float" office:value="2.81836003504968" calcext:value-type="float">
            <text:p>2.82</text:p>
          </table:table-cell>
          <table:table-cell table:style-name="ce51" office:value-type="float" office:value="0.249002866099165" calcext:value-type="float">
            <text:p>0.25</text:p>
          </table:table-cell>
          <table:table-cell table:style-name="ce51" office:value-type="float" office:value="138.770553419664" calcext:value-type="float">
            <text:p>138.77</text:p>
          </table:table-cell>
          <table:table-cell table:style-name="ce51" office:value-type="float" office:value="2.32602996680661" calcext:value-type="float">
            <text:p>2.33</text:p>
          </table:table-cell>
          <table:table-cell table:style-name="ce51" office:value-type="float" office:value="3.31069010329274" calcext:value-type="float">
            <text:p>3.31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71]-[.D$23])/[.D$23]" office:value-type="percentage" office:value="-0.199320955987149" calcext:value-type="percentage">
            <text:p>-19.9%</text:p>
          </table:table-cell>
          <table:table-cell table:style-name="ce78" table:formula="of:=([.D71]-[.D59])/[.D59]" office:value-type="percentage" office:value="-0.269454533478009" calcext:value-type="percentage">
            <text:p>-26.95%</text:p>
          </table:table-cell>
          <table:table-cell table:style-name="ce83" table:formula="of:=([.D71]-[.D$70])/[.D$70]" office:value-type="percentage" office:value="-0.0271684501782188" calcext:value-type="percentage">
            <text:p>-2.72%</text:p>
          </table:table-cell>
          <table:table-cell table:style-name="ce87" table:formula="of:=([.D71]-[.D$75])/[.D$75]" office:value-type="percentage" office:value="0.685294446384343" calcext:value-type="percentage">
            <text:p>68.53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31</text:p>
          </table:table-cell>
          <table:table-cell table:style-name="ce51" office:value-type="float" office:value="3.07173671735076" calcext:value-type="float">
            <text:p>3.07</text:p>
          </table:table-cell>
          <table:table-cell table:style-name="ce51" office:value-type="float" office:value="0.328022640642318" calcext:value-type="float">
            <text:p>0.33</text:p>
          </table:table-cell>
          <table:table-cell table:style-name="ce51" office:value-type="float" office:value="241.857373536053" calcext:value-type="float">
            <text:p>241.86</text:p>
          </table:table-cell>
          <table:table-cell table:style-name="ce51" office:value-type="float" office:value="2.42559084047702" calcext:value-type="float">
            <text:p>2.43</text:p>
          </table:table-cell>
          <table:table-cell table:style-name="ce51" office:value-type="float" office:value="3.71788259422449" calcext:value-type="float">
            <text:p>3.72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72]-[.D$24])/[.D$24]" office:value-type="percentage" office:value="-0.239012138392098" calcext:value-type="percentage">
            <text:p>-23.9%</text:p>
          </table:table-cell>
          <table:table-cell table:style-name="ce78" table:formula="of:=([.D72]-[.D60])/[.D60]" office:value-type="percentage" office:value="-0.249428804378641" calcext:value-type="percentage">
            <text:p>-24.94%</text:p>
          </table:table-cell>
          <table:table-cell table:style-name="ce83" table:formula="of:=([.D72]-[.D$70])/[.D$70]" office:value-type="percentage" office:value="0.0602912169566496" calcext:value-type="percentage">
            <text:p>6.03%</text:p>
          </table:table-cell>
          <table:table-cell table:style-name="ce87" table:formula="of:=([.D72]-[.D$75])/[.D$75]" office:value-type="percentage" office:value="0.83680607378995" calcext:value-type="percentage">
            <text:p>83.68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8</text:p>
          </table:table-cell>
          <table:table-cell table:style-name="ce51" office:value-type="float" office:value="1.38169999999999" calcext:value-type="float">
            <text:p>1.38</text:p>
          </table:table-cell>
          <table:table-cell table:style-name="ce51" office:value-type="float" office:value="0.47686776040098" calcext:value-type="float">
            <text:p>0.48</text:p>
          </table:table-cell>
          <table:table-cell table:style-name="ce51" office:value-type="float" office:value="285.758075865657" calcext:value-type="float">
            <text:p>285.76</text:p>
          </table:table-cell>
          <table:table-cell table:style-name="ce51" office:value-type="float" office:value="0.443081026847553" calcext:value-type="float">
            <text:p>0.44</text:p>
          </table:table-cell>
          <table:table-cell table:style-name="ce51" office:value-type="float" office:value="2.32031897315242" calcext:value-type="float">
            <text:p>2.32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73]-[.D$25])/[.D$25]" office:value-type="percentage" office:value="-0.592659198113208" calcext:value-type="percentage">
            <text:p>-59.3%</text:p>
          </table:table-cell>
          <table:table-cell table:style-name="ce78" table:formula="of:=([.D73]-[.D61])/[.D61]" office:value-type="percentage" office:value="-0.330101088458463" calcext:value-type="percentage">
            <text:p>-33.01%</text:p>
          </table:table-cell>
          <table:table-cell table:style-name="ce83" table:formula="of:=([.D73]-[.D$70])/[.D$70]" office:value-type="percentage" office:value="-0.523069680355778" calcext:value-type="percentage">
            <text:p>-52.31%</text:p>
          </table:table-cell>
          <table:table-cell table:style-name="ce87" table:formula="of:=([.D73]-[.D$75])/[.D$75]" office:value-type="percentage" office:value="-0.173784999925255" calcext:value-type="percentage">
            <text:p>-17.38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7</text:p>
          </table:table-cell>
          <table:table-cell table:style-name="ce51" office:value-type="float" office:value="1.87817243446667" calcext:value-type="float">
            <text:p>1.88</text:p>
          </table:table-cell>
          <table:table-cell table:style-name="ce51" office:value-type="float" office:value="0.249009699360158" calcext:value-type="float">
            <text:p>0.25</text:p>
          </table:table-cell>
          <table:table-cell table:style-name="ce51" office:value-type="float" office:value="138.745318642147" calcext:value-type="float">
            <text:p>138.75</text:p>
          </table:table-cell>
          <table:table-cell table:style-name="ce51" office:value-type="float" office:value="1.38582806782802" calcext:value-type="float">
            <text:p>1.39</text:p>
          </table:table-cell>
          <table:table-cell table:style-name="ce51" office:value-type="float" office:value="2.37051680110533" calcext:value-type="float">
            <text:p>2.37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74]-[.D$26])/[.D$26]" office:value-type="percentage" office:value="-0.496281862017806" calcext:value-type="percentage">
            <text:p>-49.6%</text:p>
          </table:table-cell>
          <table:table-cell table:style-name="ce78" table:formula="of:=([.D74]-[.D62])/[.D62]" office:value-type="percentage" office:value="-0.24464068973248" calcext:value-type="percentage">
            <text:p>-24.46%</text:p>
          </table:table-cell>
          <table:table-cell table:style-name="ce83" table:formula="of:=([.D74]-[.D$70])/[.D$70]" office:value-type="percentage" office:value="-0.351699081191892" calcext:value-type="percentage">
            <text:p>-35.17%</text:p>
          </table:table-cell>
          <table:table-cell table:style-name="ce87" table:formula="of:=([.D74]-[.D$75])/[.D$75]" office:value-type="percentage" office:value="0.123090568200966" calcext:value-type="percentage">
            <text:p>12.31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50</text:p>
          </table:table-cell>
          <table:table-cell table:style-name="ce51" office:value-type="float" office:value="1.67232499999999" calcext:value-type="float">
            <text:p>1.67</text:p>
          </table:table-cell>
          <table:table-cell table:style-name="ce51" office:value-type="float" office:value="0.338867181695364" calcext:value-type="float">
            <text:p>0.34</text:p>
          </table:table-cell>
          <table:table-cell table:style-name="ce51" office:value-type="float" office:value="226.290344378768" calcext:value-type="float">
            <text:p>226.29</text:p>
          </table:table-cell>
          <table:table-cell table:style-name="ce51" office:value-type="float" office:value="1.00458632653428" calcext:value-type="float">
            <text:p>1.00</text:p>
          </table:table-cell>
          <table:table-cell table:style-name="ce51" office:value-type="float" office:value="2.3400636734657" calcext:value-type="float">
            <text:p>2.34</text:p>
          </table:table-cell>
          <table:table-cell table:style-name="ce58" office:value-type="string" calcext:value-type="string">
            <text:p>NA</text:p>
          </table:table-cell>
          <table:table-cell table:style-name="ce69" table:formula="of:=([.D75]-[.D$27])/[.D$27]" office:value-type="percentage" office:value="-0.591345889511338" calcext:value-type="percentage">
            <text:p>-59.1%</text:p>
          </table:table-cell>
          <table:table-cell table:style-name="ce78" table:formula="of:=([.D75]-[.D63])/[.D63]" office:value-type="percentage" office:value="-0.385027672053985" calcext:value-type="percentage">
            <text:p>-38.50%</text:p>
          </table:table-cell>
          <table:table-cell table:style-name="ce83" table:formula="of:=([.D75]-[.D$70])/[.D$70]" office:value-type="percentage" office:value="-0.422752770645563" calcext:value-type="percentage">
            <text:p>-42.28%</text:p>
          </table:table-cell>
          <table:table-cell table:style-name="ce88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table:style-name="ce38"/>
          <table:table-cell table:style-name="ce40" office:value-type="string" calcext:value-type="string" table:number-columns-spanned="1" table:number-rows-spanned="6">
            <text:p>Nutrients</text:p>
          </table:table-cell>
          <table:table-cell table:style-name="ce38" office:value-type="string" calcext:value-type="string">
            <text:p>G_48</text:p>
          </table:table-cell>
          <table:table-cell table:style-name="ce50" office:value-type="float" office:value="1.43380627435748" calcext:value-type="float">
            <text:p>1.43</text:p>
          </table:table-cell>
          <table:table-cell table:style-name="ce50" office:value-type="float" office:value="0.183873078526573" calcext:value-type="float">
            <text:p>0.18</text:p>
          </table:table-cell>
          <table:table-cell table:style-name="ce50" office:value-type="float" office:value="53.7811921535344" calcext:value-type="float">
            <text:p>53.78</text:p>
          </table:table-cell>
          <table:table-cell table:style-name="ce50" office:value-type="float" office:value="1.06512859522076" calcext:value-type="float">
            <text:p>1.07</text:p>
          </table:table-cell>
          <table:table-cell table:style-name="ce50" office:value-type="float" office:value="1.80248395349419" calcext:value-type="float">
            <text:p>1.80</text:p>
          </table:table-cell>
          <table:table-cell table:style-name="ce57" table:formula="of:=([.D76]-[.D70])/[.D70]" office:value-type="percentage" office:value="-0.505083820845908" calcext:value-type="percentage">
            <text:p>-50.5%</text:p>
          </table:table-cell>
          <table:table-cell table:style-name="ce66" table:formula="of:=([.D76]-[.D$28])/[.D$28]" office:value-type="percentage" office:value="-0.53945214234962" calcext:value-type="percentage">
            <text:p>-53.9%</text:p>
          </table:table-cell>
          <table:table-cell table:style-name="ce79" table:formula="of:=([.D76]-[.D64])/[.D64]" office:value-type="percentage" office:value="-0.199763850839254" calcext:value-type="percentage">
            <text:p>-19.98%</text:p>
          </table:table-cell>
          <table:table-cell table:style-name="ce82" office:value-type="string" calcext:value-type="string">
            <text:p>NA</text:p>
          </table:table-cell>
          <table:table-cell table:style-name="ce86" table:formula="of:=([.D76]-[.D$81])/[.D$81]" office:value-type="percentage" office:value="-5.0218402592994" calcext:value-type="percentage">
            <text:p>-502.18%</text:p>
          </table:table-cell>
          <table:table-cell table:style-name="ce95" table:number-columns-repeated="1011"/>
        </table:table-row>
        <table:table-row table:style-name="ro2">
          <table:covered-table-cell table:style-name="ce35"/>
          <table:covered-table-cell table:style-name="ce42"/>
          <table:table-cell table:style-name="ce35" office:value-type="string" calcext:value-type="string">
            <text:p>G_62</text:p>
          </table:table-cell>
          <table:table-cell table:style-name="ce51" office:value-type="float" office:value="1.19400529679558" calcext:value-type="float">
            <text:p>1.19</text:p>
          </table:table-cell>
          <table:table-cell table:style-name="ce51" office:value-type="float" office:value="0.172712570425643" calcext:value-type="float">
            <text:p>0.17</text:p>
          </table:table-cell>
          <table:table-cell table:style-name="ce51" office:value-type="float" office:value="43.3717639497172" calcext:value-type="float">
            <text:p>43.37</text:p>
          </table:table-cell>
          <table:table-cell table:style-name="ce51" office:value-type="float" office:value="0.845783521242179" calcext:value-type="float">
            <text:p>0.85</text:p>
          </table:table-cell>
          <table:table-cell table:style-name="ce51" office:value-type="float" office:value="1.54222707234897" calcext:value-type="float">
            <text:p>1.54</text:p>
          </table:table-cell>
          <table:table-cell table:style-name="ce58" table:formula="of:=([.D77]-[.D71])/[.D71]" office:value-type="percentage" office:value="-0.576347492177474" calcext:value-type="percentage">
            <text:p>-57.6%</text:p>
          </table:table-cell>
          <table:table-cell table:style-name="ce67" table:formula="of:=([.D77]-[.D$29])/[.D$29]" office:value-type="percentage" office:value="-0.602758951010289" calcext:value-type="percentage">
            <text:p>-60.3%</text:p>
          </table:table-cell>
          <table:table-cell table:style-name="ce78" table:formula="of:=([.D77]-[.D65])/[.D65]" office:value-type="percentage" office:value="-0.268753244023072" calcext:value-type="percentage">
            <text:p>-26.88%</text:p>
          </table:table-cell>
          <table:table-cell table:style-name="ce83" table:formula="of:=([.D77]-[.D$76])/[.D$76]" office:value-type="percentage" office:value="-0.167247822701404" calcext:value-type="percentage">
            <text:p>-16.72%</text:p>
          </table:table-cell>
          <table:table-cell table:style-name="ce87" table:formula="of:=([.D77]-[.D$81])/[.D$81]" office:value-type="percentage" office:value="-4.34919623267873" calcext:value-type="percentage">
            <text:p>-434.92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31</text:p>
          </table:table-cell>
          <table:table-cell table:style-name="ce51" office:value-type="float" office:value="0.552805170902531" calcext:value-type="float">
            <text:p>0.55</text:p>
          </table:table-cell>
          <table:table-cell table:style-name="ce51" office:value-type="float" office:value="0.231426158930688" calcext:value-type="float">
            <text:p>0.23</text:p>
          </table:table-cell>
          <table:table-cell table:style-name="ce51" office:value-type="float" office:value="114.984620427409" calcext:value-type="float">
            <text:p>114.98</text:p>
          </table:table-cell>
          <table:table-cell table:style-name="ce51" office:value-type="float" office:value="0.0943938381801551" calcext:value-type="float">
            <text:p>0.09</text:p>
          </table:table-cell>
          <table:table-cell table:style-name="ce51" office:value-type="float" office:value="1.01121650362491" calcext:value-type="float">
            <text:p>1.01</text:p>
          </table:table-cell>
          <table:table-cell table:style-name="ce58" table:formula="of:=([.D78]-[.D72])/[.D72]" office:value-type="percentage" office:value="-0.820034976376718" calcext:value-type="percentage">
            <text:p>-82.0%</text:p>
          </table:table-cell>
          <table:table-cell table:style-name="ce67" table:formula="of:=([.D78]-[.D$30])/[.D$30]" office:value-type="percentage" office:value="-0.874519209841871" calcext:value-type="percentage">
            <text:p>-87.5%</text:p>
          </table:table-cell>
          <table:table-cell table:style-name="ce78" table:formula="of:=([.D78]-[.D66])/[.D66]" office:value-type="percentage" office:value="-0.382883461884102" calcext:value-type="percentage">
            <text:p>-38.29%</text:p>
          </table:table-cell>
          <table:table-cell table:style-name="ce83" table:formula="of:=([.D78]-[.D$76])/[.D$76]" office:value-type="percentage" office:value="-0.614449189692481" calcext:value-type="percentage">
            <text:p>-61.44%</text:p>
          </table:table-cell>
          <table:table-cell table:style-name="ce87" table:formula="of:=([.D78]-[.D$81])/[.D$81]" office:value-type="percentage" office:value="-2.55062377090029" calcext:value-type="percentage">
            <text:p>-255.06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08</text:p>
          </table:table-cell>
          <table:table-cell table:style-name="ce51" office:value-type="float" office:value="0.111856699045624" calcext:value-type="float">
            <text:p>0.11</text:p>
          </table:table-cell>
          <table:table-cell table:style-name="ce51" office:value-type="float" office:value="0.424654607421343" calcext:value-type="float">
            <text:p>0.42</text:p>
          </table:table-cell>
          <table:table-cell table:style-name="ce51" office:value-type="float" office:value="418.436013262091" calcext:value-type="float">
            <text:p>418.44</text:p>
          </table:table-cell>
          <table:table-cell table:style-name="ce51" office:value-type="float" office:value="-0.722865424585668" calcext:value-type="float">
            <text:p>-0.72</text:p>
          </table:table-cell>
          <table:table-cell table:style-name="ce51" office:value-type="float" office:value="0.946578822676916" calcext:value-type="float">
            <text:p>0.95</text:p>
          </table:table-cell>
          <table:table-cell table:style-name="ce58" table:formula="of:=([.D79]-[.D73])/[.D73]" office:value-type="percentage" office:value="-0.919044149203427" calcext:value-type="percentage">
            <text:p>-91.9%</text:p>
          </table:table-cell>
          <table:table-cell table:style-name="ce67" table:formula="of:=([.D79]-[.D$31])/[.D$31]" office:value-type="percentage" office:value="-0.974451128232152" calcext:value-type="percentage">
            <text:p>-97.4%</text:p>
          </table:table-cell>
          <table:table-cell table:style-name="ce78" table:formula="of:=([.D79]-[.D67])/[.D67]" office:value-type="percentage" office:value="-0.782060468180868" calcext:value-type="percentage">
            <text:p>-78.21%</text:p>
          </table:table-cell>
          <table:table-cell table:style-name="ce83" table:formula="of:=([.D79]-[.D$76])/[.D$76]" office:value-type="percentage" office:value="-0.921986183875678" calcext:value-type="percentage">
            <text:p>-92.20%</text:p>
          </table:table-cell>
          <table:table-cell table:style-name="ce87" table:formula="of:=([.D79]-[.D$81])/[.D$81]" office:value-type="percentage" office:value="-1.31375910647038" calcext:value-type="percentage">
            <text:p>-131.38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07</text:p>
          </table:table-cell>
          <table:table-cell table:style-name="ce51" office:value-type="float" office:value="0.426431529099551" calcext:value-type="float">
            <text:p>0.43</text:p>
          </table:table-cell>
          <table:table-cell table:style-name="ce51" office:value-type="float" office:value="0.221377381312318" calcext:value-type="float">
            <text:p>0.22</text:p>
          </table:table-cell>
          <table:table-cell table:style-name="ce51" office:value-type="float" office:value="103.310501956794" calcext:value-type="float">
            <text:p>103.31</text:p>
          </table:table-cell>
          <table:table-cell table:style-name="ce51" office:value-type="float" office:value="-0.0126026112433589" calcext:value-type="float">
            <text:p>-0.01</text:p>
          </table:table-cell>
          <table:table-cell table:style-name="ce51" office:value-type="float" office:value="0.86546566944246" calcext:value-type="float">
            <text:p>0.87</text:p>
          </table:table-cell>
          <table:table-cell table:style-name="ce58" table:formula="of:=([.D80]-[.D74])/[.D74]" office:value-type="percentage" office:value="-0.772954005034878" calcext:value-type="percentage">
            <text:p>-77.3%</text:p>
          </table:table-cell>
          <table:table-cell table:style-name="ce67" table:formula="of:=([.D80]-[.D$32])/[.D$32]" office:value-type="percentage" office:value="-0.894026649585863" calcext:value-type="percentage">
            <text:p>-89.4%</text:p>
          </table:table-cell>
          <table:table-cell table:style-name="ce78" table:formula="of:=([.D80]-[.D68])/[.D68]" office:value-type="percentage" office:value="-0.457420016626626" calcext:value-type="percentage">
            <text:p>-45.74%</text:p>
          </table:table-cell>
          <table:table-cell table:style-name="ce83" table:formula="of:=([.D80]-[.D$76])/[.D$76]" office:value-type="percentage" office:value="-0.702587764661133" calcext:value-type="percentage">
            <text:p>-70.26%</text:p>
          </table:table-cell>
          <table:table-cell table:style-name="ce87" table:formula="of:=([.D80]-[.D$81])/[.D$81]" office:value-type="percentage" office:value="-2.19614450169408" calcext:value-type="percentage">
            <text:p>-219.61%</text:p>
          </table:table-cell>
          <table:table-cell table:number-columns-repeated="1011"/>
        </table:table-row>
        <table:table-row table:style-name="ro2">
          <table:covered-table-cell table:style-name="ce37"/>
          <table:covered-table-cell table:style-name="ce44"/>
          <table:table-cell table:style-name="ce37" office:value-type="string" calcext:value-type="string">
            <text:p>G_50</text:p>
          </table:table-cell>
          <table:table-cell table:style-name="ce53" office:value-type="float" office:value="-0.356505028025963" calcext:value-type="float">
            <text:p>-0.36</text:p>
          </table:table-cell>
          <table:table-cell table:style-name="ce53" office:value-type="float" office:value="0.309666923381836" calcext:value-type="float">
            <text:p>0.31</text:p>
          </table:table-cell>
          <table:table-cell table:style-name="ce53" office:value-type="float" office:value="254.972012587128" calcext:value-type="float">
            <text:p>254.97</text:p>
          </table:table-cell>
          <table:table-cell table:style-name="ce53" office:value-type="float" office:value="-0.966335692561414" calcext:value-type="float">
            <text:p>-0.97</text:p>
          </table:table-cell>
          <table:table-cell table:style-name="ce53" office:value-type="float" office:value="0.253325636509489" calcext:value-type="float">
            <text:p>0.25</text:p>
          </table:table-cell>
          <table:table-cell table:style-name="ce59" table:formula="of:=([.D81]-[.D75])/[.D75]" office:value-type="percentage" office:value="-1.21317927318312" calcext:value-type="percentage">
            <text:p>-121.3%</text:p>
          </table:table-cell>
          <table:table-cell table:style-name="ce69" table:formula="of:=([.D81]-[.D$33])/[.D$33]" office:value-type="percentage" office:value="-1.08303030886881" calcext:value-type="percentage">
            <text:p>-108.3%</text:p>
          </table:table-cell>
          <table:table-cell table:style-name="ce80" table:formula="of:=([.D81]-[.D69])/[.D69]" office:value-type="percentage" office:value="1.74163909664642" calcext:value-type="percentage">
            <text:p>174.16%</text:p>
          </table:table-cell>
          <table:table-cell table:style-name="ce83" table:formula="of:=([.D81]-[.D$76])/[.D$76]" office:value-type="percentage" office:value="-1.24864239639746" calcext:value-type="percentage">
            <text:p>-124.86%</text:p>
          </table:table-cell>
          <table:table-cell table:style-name="ce88" office:value-type="string" calcext:value-type="string">
            <text:p>NA</text:p>
          </table:table-cell>
          <table:table-cell table:style-name="ce97" table:number-columns-repeated="1011"/>
        </table:table-row>
        <table:table-row table:style-name="ro2">
          <table:table-cell table:style-name="ce30" office:value-type="string" calcext:value-type="string" table:number-columns-spanned="1" table:number-rows-spanned="12">
            <text:p>91 to 100</text:p>
            <text:p>(Heat)</text:p>
          </table:table-cell>
          <table:table-cell table:style-name="ce40" office:value-type="string" calcext:value-type="string" table:number-columns-spanned="1" table:number-rows-spanned="6">
            <text:p>Ambient</text:p>
          </table:table-cell>
          <table:table-cell table:style-name="ce35" office:value-type="string" calcext:value-type="string">
            <text:p>G_48</text:p>
          </table:table-cell>
          <table:table-cell table:style-name="ce51" office:value-type="float" office:value="1.77211890732109" calcext:value-type="float">
            <text:p>1.77</text:p>
          </table:table-cell>
          <table:table-cell table:style-name="ce51" office:value-type="float" office:value="0.234243627247364" calcext:value-type="float">
            <text:p>0.23</text:p>
          </table:table-cell>
          <table:table-cell table:style-name="ce51" office:value-type="float" office:value="117.366260162651" calcext:value-type="float">
            <text:p>117.37</text:p>
          </table:table-cell>
          <table:table-cell table:style-name="ce51" office:value-type="float" office:value="1.30822680423685" calcext:value-type="float">
            <text:p>1.31</text:p>
          </table:table-cell>
          <table:table-cell table:style-name="ce51" office:value-type="float" office:value="2.23601101040533" calcext:value-type="float">
            <text:p>2.24</text:p>
          </table:table-cell>
          <table:table-cell table:style-name="ce57" office:value-type="string" calcext:value-type="string">
            <text:p>NA</text:p>
          </table:table-cell>
          <table:table-cell table:style-name="ce66" table:formula="of:=([.D82]-[.D$22])/[.D$22]" office:value-type="percentage" office:value="-0.436296952542934" calcext:value-type="percentage">
            <text:p>-43.6%</text:p>
          </table:table-cell>
          <table:table-cell table:style-name="ce78" table:formula="of:=([.D82]-[.D58])/[.D58]" office:value-type="percentage" office:value="-0.571446800257038" calcext:value-type="percentage">
            <text:p>-57.14%</text:p>
          </table:table-cell>
          <table:table-cell table:style-name="ce82" office:value-type="string" calcext:value-type="string">
            <text:p>NA</text:p>
          </table:table-cell>
          <table:table-cell table:style-name="ce87" table:formula="of:=([.D82]-[.D$87])/[.D$87]" office:value-type="percentage" office:value="0.105467020567731" calcext:value-type="percentage">
            <text:p>10.55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62</text:p>
          </table:table-cell>
          <table:table-cell table:style-name="ce51" office:value-type="float" office:value="1.59807432076396" calcext:value-type="float">
            <text:p>1.60</text:p>
          </table:table-cell>
          <table:table-cell table:style-name="ce51" office:value-type="float" office:value="0.249002866099164" calcext:value-type="float">
            <text:p>0.25</text:p>
          </table:table-cell>
          <table:table-cell table:style-name="ce51" office:value-type="float" office:value="138.770553419664" calcext:value-type="float">
            <text:p>138.77</text:p>
          </table:table-cell>
          <table:table-cell table:style-name="ce51" office:value-type="float" office:value="1.1057442525209" calcext:value-type="float">
            <text:p>1.11</text:p>
          </table:table-cell>
          <table:table-cell table:style-name="ce51" office:value-type="float" office:value="2.09040438900703" calcext:value-type="float">
            <text:p>2.09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83]-[.D$23])/[.D$23]" office:value-type="percentage" office:value="-0.545996748641726" calcext:value-type="percentage">
            <text:p>-54.6%</text:p>
          </table:table-cell>
          <table:table-cell table:style-name="ce78" table:formula="of:=([.D83]-[.D59])/[.D59]" office:value-type="percentage" office:value="-0.585764084190634" calcext:value-type="percentage">
            <text:p>-58.58%</text:p>
          </table:table-cell>
          <table:table-cell table:style-name="ce83" table:formula="of:=([.D83]-[.D$82])/[.D$82]" office:value-type="percentage" office:value="-0.0982127022278844" calcext:value-type="percentage">
            <text:p>-9.82%</text:p>
          </table:table-cell>
          <table:table-cell table:style-name="ce87" table:formula="of:=([.D83]-[.D$87])/[.D$87]" office:value-type="percentage" office:value="-0.00310388274603403" calcext:value-type="percentage">
            <text:p>-0.31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31</text:p>
          </table:table-cell>
          <table:table-cell table:style-name="ce51" office:value-type="float" office:value="2.60118671735075" calcext:value-type="float">
            <text:p>2.60</text:p>
          </table:table-cell>
          <table:table-cell table:style-name="ce51" office:value-type="float" office:value="0.328022640642318" calcext:value-type="float">
            <text:p>0.33</text:p>
          </table:table-cell>
          <table:table-cell table:style-name="ce51" office:value-type="float" office:value="241.857373536053" calcext:value-type="float">
            <text:p>241.86</text:p>
          </table:table-cell>
          <table:table-cell table:style-name="ce51" office:value-type="float" office:value="1.95504084047701" calcext:value-type="float">
            <text:p>1.96</text:p>
          </table:table-cell>
          <table:table-cell table:style-name="ce51" office:value-type="float" office:value="3.24733259422449" calcext:value-type="float">
            <text:p>3.25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84]-[.D$24])/[.D$24]" office:value-type="percentage" office:value="-0.355585553117705" calcext:value-type="percentage">
            <text:p>-35.6%</text:p>
          </table:table-cell>
          <table:table-cell table:style-name="ce78" table:formula="of:=([.D84]-[.D60])/[.D60]" office:value-type="percentage" office:value="-0.364406521741163" calcext:value-type="percentage">
            <text:p>-36.44%</text:p>
          </table:table-cell>
          <table:table-cell table:style-name="ce83" table:formula="of:=([.D84]-[.D$82])/[.D$82]" office:value-type="percentage" office:value="0.46783983095297" calcext:value-type="percentage">
            <text:p>46.78%</text:p>
          </table:table-cell>
          <table:table-cell table:style-name="ce87" table:formula="of:=([.D84]-[.D$87])/[.D$87]" office:value-type="percentage" office:value="0.622648524594221" calcext:value-type="percentage">
            <text:p>62.26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8</text:p>
          </table:table-cell>
          <table:table-cell table:style-name="ce51" office:value-type="float" office:value="2.00594999999999" calcext:value-type="float">
            <text:p>2.01</text:p>
          </table:table-cell>
          <table:table-cell table:style-name="ce51" office:value-type="float" office:value="0.47686776040098" calcext:value-type="float">
            <text:p>0.48</text:p>
          </table:table-cell>
          <table:table-cell table:style-name="ce51" office:value-type="float" office:value="285.758075865657" calcext:value-type="float">
            <text:p>285.76</text:p>
          </table:table-cell>
          <table:table-cell table:style-name="ce51" office:value-type="float" office:value="1.06733102684755" calcext:value-type="float">
            <text:p>1.07</text:p>
          </table:table-cell>
          <table:table-cell table:style-name="ce51" office:value-type="float" office:value="2.94456897315242" calcext:value-type="float">
            <text:p>2.94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85]-[.D$25])/[.D$25]" office:value-type="percentage" office:value="-0.408623231132075" calcext:value-type="percentage">
            <text:p>-40.9%</text:p>
          </table:table-cell>
          <table:table-cell table:style-name="ce78" table:formula="of:=([.D85]-[.D61])/[.D61]" office:value-type="percentage" office:value="-0.027441758987661" calcext:value-type="percentage">
            <text:p>-2.74%</text:p>
          </table:table-cell>
          <table:table-cell table:style-name="ce83" table:formula="of:=([.D85]-[.D$82])/[.D$82]" office:value-type="percentage" office:value="0.131950001612692" calcext:value-type="percentage">
            <text:p>13.20%</text:p>
          </table:table-cell>
          <table:table-cell table:style-name="ce87" table:formula="of:=([.D85]-[.D$87])/[.D$87]" office:value-type="percentage" office:value="0.251333395714421" calcext:value-type="percentage">
            <text:p>25.13%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7</text:p>
          </table:table-cell>
          <table:table-cell table:style-name="ce51" office:value-type="float" office:value="1.14621529160953" calcext:value-type="float">
            <text:p>1.15</text:p>
          </table:table-cell>
          <table:table-cell table:style-name="ce51" office:value-type="float" office:value="0.249009699360158" calcext:value-type="float">
            <text:p>0.25</text:p>
          </table:table-cell>
          <table:table-cell table:style-name="ce51" office:value-type="float" office:value="138.74531864215" calcext:value-type="float">
            <text:p>138.75</text:p>
          </table:table-cell>
          <table:table-cell table:style-name="ce51" office:value-type="float" office:value="0.653870924970875" calcext:value-type="float">
            <text:p>0.65</text:p>
          </table:table-cell>
          <table:table-cell table:style-name="ce51" office:value-type="float" office:value="1.63855965824818" calcext:value-type="float">
            <text:p>1.64</text:p>
          </table:table-cell>
          <table:table-cell table:style-name="ce58" office:value-type="string" calcext:value-type="string">
            <text:p>NA</text:p>
          </table:table-cell>
          <table:table-cell table:style-name="ce67" table:formula="of:=([.D86]-[.D$26])/[.D$26]" office:value-type="percentage" office:value="-0.69258976342062" calcext:value-type="percentage">
            <text:p>-69.3%</text:p>
          </table:table-cell>
          <table:table-cell table:style-name="ce78" table:formula="of:=([.D86]-[.D62])/[.D62]" office:value-type="percentage" office:value="-0.539017623621915" calcext:value-type="percentage">
            <text:p>-53.90%</text:p>
          </table:table-cell>
          <table:table-cell table:style-name="ce83" table:formula="of:=([.D86]-[.D$82])/[.D$82]" office:value-type="percentage" office:value="-0.353195044150698" calcext:value-type="percentage">
            <text:p>-35.32%</text:p>
          </table:table-cell>
          <table:table-cell table:style-name="ce87" table:formula="of:=([.D86]-[.D$87])/[.D$87]" office:value-type="percentage" office:value="-0.28497845256883" calcext:value-type="percentage">
            <text:p>-28.50%</text:p>
          </table:table-cell>
          <table:table-cell table:number-columns-repeated="1011"/>
        </table:table-row>
        <table:table-row table:style-name="ro2">
          <table:covered-table-cell table:style-name="ce37"/>
          <table:covered-table-cell table:style-name="ce44" office:value-type="string" calcext:value-type="string">
            <text:p>Ambient</text:p>
          </table:covered-table-cell>
          <table:table-cell table:style-name="ce37" office:value-type="string" calcext:value-type="string">
            <text:p>G_50</text:p>
          </table:table-cell>
          <table:table-cell table:style-name="ce53" office:value-type="float" office:value="1.60304999999999" calcext:value-type="float">
            <text:p>1.60</text:p>
          </table:table-cell>
          <table:table-cell table:style-name="ce53" office:value-type="float" office:value="0.338867181695364" calcext:value-type="float">
            <text:p>0.34</text:p>
          </table:table-cell>
          <table:table-cell table:style-name="ce53" office:value-type="float" office:value="226.290344378768" calcext:value-type="float">
            <text:p>226.29</text:p>
          </table:table-cell>
          <table:table-cell table:style-name="ce53" office:value-type="float" office:value="0.935311326534282" calcext:value-type="float">
            <text:p>0.94</text:p>
          </table:table-cell>
          <table:table-cell table:style-name="ce53" office:value-type="float" office:value="2.2707886734657" calcext:value-type="float">
            <text:p>2.27</text:p>
          </table:table-cell>
          <table:table-cell table:style-name="ce58" office:value-type="string" calcext:value-type="string">
            <text:p>NA</text:p>
          </table:table-cell>
          <table:table-cell table:style-name="ce69" table:formula="of:=([.D87]-[.D$27])/[.D$27]" office:value-type="percentage" office:value="-0.608274126250071" calcext:value-type="percentage">
            <text:p>-60.8%</text:p>
          </table:table-cell>
          <table:table-cell table:style-name="ce78" table:formula="of:=([.D87]-[.D63])/[.D63]" office:value-type="percentage" office:value="-0.410502509790944" calcext:value-type="percentage">
            <text:p>-41.05%</text:p>
          </table:table-cell>
          <table:table-cell table:style-name="ce83" table:formula="of:=([.D87]-[.D$82])/[.D$82]" office:value-type="percentage" office:value="-0.0954049452452835" calcext:value-type="percentage">
            <text:p>-9.54%</text:p>
          </table:table-cell>
          <table:table-cell table:style-name="ce87" table:formula="of:=([.D87]-[.D$87])/[.D$87]" office:value-type="percentage" office:value="0" calcext:value-type="percentage">
            <text:p>0.00%</text:p>
          </table:table-cell>
          <table:table-cell table:style-name="ce97" table:number-columns-repeated="1011"/>
        </table:table-row>
        <table:table-row table:style-name="ro2">
          <table:covered-table-cell table:style-name="ce30" office:value-type="string" calcext:value-type="string">
            <text:p>91 to 100</text:p>
            <text:p>(Heat)</text:p>
          </table:covered-table-cell>
          <table:table-cell table:style-name="ce41" office:value-type="string" calcext:value-type="string" table:number-columns-spanned="1" table:number-rows-spanned="6">
            <text:p>Nutrients</text:p>
          </table:table-cell>
          <table:table-cell table:style-name="ce35" office:value-type="string" calcext:value-type="string">
            <text:p>G_48</text:p>
          </table:table-cell>
          <table:table-cell table:style-name="ce51" office:value-type="float" office:value="-0.266690435225825" calcext:value-type="float">
            <text:p>-0.27</text:p>
          </table:table-cell>
          <table:table-cell table:style-name="ce51" office:value-type="float" office:value="0.179337600965712" calcext:value-type="float">
            <text:p>0.18</text:p>
          </table:table-cell>
          <table:table-cell table:style-name="ce51" office:value-type="float" office:value="49.1184720517193" calcext:value-type="float">
            <text:p>49.12</text:p>
          </table:table-cell>
          <table:table-cell table:style-name="ce51" office:value-type="float" office:value="-0.627060851211836" calcext:value-type="float">
            <text:p>-0.63</text:p>
          </table:table-cell>
          <table:table-cell table:style-name="ce51" office:value-type="float" office:value="0.0936799807601861" calcext:value-type="float">
            <text:p>0.09</text:p>
          </table:table-cell>
          <table:table-cell table:style-name="ce57" table:formula="of:=([.D88]-[.D82])/[.D82]" office:value-type="percentage" office:value="-1.15049240438892" calcext:value-type="percentage">
            <text:p>-115.0%</text:p>
          </table:table-cell>
          <table:table-cell table:style-name="ce66" table:formula="of:=([.D88]-[.D$28])/[.D$28]" office:value-type="percentage" office:value="-1.08566269432329" calcext:value-type="percentage">
            <text:p>-108.6%</text:p>
          </table:table-cell>
          <table:table-cell table:style-name="ce79" table:formula="of:=([.D88]-[.D64])/[.D64]" office:value-type="percentage" office:value="-1.14884530129341" calcext:value-type="percentage">
            <text:p>-114.88%</text:p>
          </table:table-cell>
          <table:table-cell table:number-columns-repeated="2" table:style-name="ce82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2"/>
          <table:table-cell table:style-name="ce35" office:value-type="string" calcext:value-type="string">
            <text:p>G_62</text:p>
          </table:table-cell>
          <table:table-cell table:style-name="ce51" office:value-type="float" office:value="-0.380699048593667" calcext:value-type="float">
            <text:p>-0.38</text:p>
          </table:table-cell>
          <table:table-cell table:style-name="ce51" office:value-type="float" office:value="0.176750111833856" calcext:value-type="float">
            <text:p>0.18</text:p>
          </table:table-cell>
          <table:table-cell table:style-name="ce51" office:value-type="float" office:value="47.2966319790732" calcext:value-type="float">
            <text:p>47.30</text:p>
          </table:table-cell>
          <table:table-cell table:style-name="ce51" office:value-type="float" office:value="-0.736215550875048" calcext:value-type="float">
            <text:p>-0.74</text:p>
          </table:table-cell>
          <table:table-cell table:style-name="ce51" office:value-type="float" office:value="-0.0251825463122852" calcext:value-type="float">
            <text:p>-0.03</text:p>
          </table:table-cell>
          <table:table-cell table:style-name="ce58" table:formula="of:=([.D89]-[.D83])/[.D83]" office:value-type="percentage" office:value="-1.2382236192943" calcext:value-type="percentage">
            <text:p>-123.8%</text:p>
          </table:table-cell>
          <table:table-cell table:style-name="ce67" table:formula="of:=([.D89]-[.D$29])/[.D$29]" office:value-type="percentage" office:value="-1.12665713445208" calcext:value-type="percentage">
            <text:p>-112.7%</text:p>
          </table:table-cell>
          <table:table-cell table:style-name="ce78" table:formula="of:=([.D89]-[.D65])/[.D65]" office:value-type="percentage" office:value="-1.23315218536697" calcext:value-type="percentage">
            <text:p>-123.32%</text:p>
          </table:table-cell>
          <table:table-cell table:style-name="ce83" table:formula="of:=([.D89]-[.D$88])/[.D$88]" office:value-type="percentage" office:value="0.427494196675269" calcext:value-type="percentage">
            <text:p>42.75%</text:p>
          </table:table-cell>
          <table:table-cell table:style-name="ce51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31</text:p>
          </table:table-cell>
          <table:table-cell table:style-name="ce51" office:value-type="float" office:value="-1.69860277563038" calcext:value-type="float">
            <text:p>-1.70</text:p>
          </table:table-cell>
          <table:table-cell table:style-name="ce51" office:value-type="float" office:value="0.339400316649526" calcext:value-type="float">
            <text:p>0.34</text:p>
          </table:table-cell>
          <table:table-cell table:style-name="ce51" office:value-type="float" office:value="317.920266466601" calcext:value-type="float">
            <text:p>317.92</text:p>
          </table:table-cell>
          <table:table-cell table:style-name="ce51" office:value-type="float" office:value="-2.36635722949755" calcext:value-type="float">
            <text:p>-2.37</text:p>
          </table:table-cell>
          <table:table-cell table:style-name="ce51" office:value-type="float" office:value="-1.03084832176321" calcext:value-type="float">
            <text:p>-1.03</text:p>
          </table:table-cell>
          <table:table-cell table:style-name="ce58" table:formula="of:=([.D90]-[.D84])/[.D84]" office:value-type="percentage" office:value="-1.65301070634421" calcext:value-type="percentage">
            <text:p>-165.3%</text:p>
          </table:table-cell>
          <table:table-cell table:style-name="ce67" table:formula="of:=([.D90]-[.D$30])/[.D$30]" office:value-type="percentage" office:value="-1.38556444416558" calcext:value-type="percentage">
            <text:p>-138.6%</text:p>
          </table:table-cell>
          <table:table-cell table:style-name="ce78" table:formula="of:=([.D90]-[.D66])/[.D66]" office:value-type="percentage" office:value="-2.89621211903587" calcext:value-type="percentage">
            <text:p>-289.62%</text:p>
          </table:table-cell>
          <table:table-cell table:style-name="ce83" table:formula="of:=([.D90]-[.D$88])/[.D$88]" office:value-type="percentage" office:value="5.36919270911256" calcext:value-type="percentage">
            <text:p>536.92%</text:p>
          </table:table-cell>
          <table:table-cell table:style-name="ce51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08</text:p>
          </table:table-cell>
          <table:table-cell table:number-columns-repeated="10" table:style-name="ce51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table:style-name="ce35"/>
          <table:covered-table-cell table:style-name="ce43"/>
          <table:table-cell table:style-name="ce35" office:value-type="string" calcext:value-type="string">
            <text:p>G_07</text:p>
          </table:table-cell>
          <table:table-cell table:number-columns-repeated="10" table:style-name="ce51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table:style-name="ce37"/>
          <table:covered-table-cell table:style-name="ce44"/>
          <table:table-cell table:style-name="ce37" office:value-type="string" calcext:value-type="string">
            <text:p>G_50</text:p>
          </table:table-cell>
          <table:table-cell table:number-columns-repeated="10" table:style-name="ce53" office:value-type="string" calcext:value-type="string">
            <text:p>NA</text:p>
          </table:table-cell>
          <table:table-cell table:style-name="ce97" table:number-columns-repeated="1011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percentage-style style:name="N124">
      <number:number number:decimal-places="3" loext:min-decimal-places="3" number:min-integer-digits="1"/>
      <number:text>%</number:text>
    </number:percentage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20:55:31.238153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2T10:05:42.069932565</dc:date>
    <meta:editing-duration>PT11H2M55S</meta:editing-duration>
    <meta:editing-cycles>15</meta:editing-cycles>
    <meta:generator>LibreOffice/6.4.7.2$Linux_X86_64 LibreOffice_project/40$Build-2</meta:generator>
    <meta:document-statistic meta:table-count="1" meta:cell-count="1057" meta:object-count="0"/>
    <meta:user-defined meta:name=""/>
  </office:meta>
</office:document-meta>
</file>